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planet</text:p>
          </table:table-cell>
          <table:table-cell table:style-name="Default" office:value-type="string" calcext:value-type="string">
            <text:p>size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table:formula="of:=INDEX([$pool.$A$1:$pool.$A$100]; RANDBETWEEN(2; 20); 1; 1)" office:value-type="string" office:string-value="Procyon" calcext:value-type="string">
            <text:p>Procyon</text:p>
          </table:table-cell>
          <table:table-cell table:formula="of:=ROMAN(RANDBETWEEN(1; 16))" office:value-type="string" office:string-value="VII" calcext:value-type="string">
            <text:p>VII</text:p>
          </table:table-cell>
          <table:table-cell table:formula="of:=INDEX([$pool.$B$1:.$B$100]; RANDBETWEEN(2; 6); 1; 1)" office:value-type="string" office:string-value="small" calcext:value-type="string">
            <text:p>small</text:p>
          </table:table-cell>
          <table:table-cell table:formula="of:=RANDBETWEEN(60; 1200)*1000" office:value-type="float" office:value="481000" calcext:value-type="float">
            <text:p>481000</text:p>
          </table:table-cell>
        </table:table-row>
        <table:table-row table:style-name="ro1">
          <table:table-cell table:formula="of:=INDEX([$pool.$A$1:$pool.$A$100]; RANDBETWEEN(2; 20); 1; 1)" office:value-type="string" office:string-value="61 Cygni" calcext:value-type="string">
            <text:p>61 Cygni</text:p>
          </table:table-cell>
          <table:table-cell table:formula="of:=ROMAN(RANDBETWEEN(1; 16))" office:value-type="string" office:string-value="II" calcext:value-type="string">
            <text:p>II</text:p>
          </table:table-cell>
          <table:table-cell table:formula="of:=INDEX([$pool.$B$1:.$B$100]; RANDBETWEEN(2; 6); 1; 1)" office:value-type="string" office:string-value="medium" calcext:value-type="string">
            <text:p>medium</text:p>
          </table:table-cell>
          <table:table-cell table:formula="of:=RANDBETWEEN(60; 1200)*1000" office:value-type="float" office:value="892000" calcext:value-type="float">
            <text:p>892000</text:p>
          </table:table-cell>
        </table:table-row>
        <table:table-row table:style-name="ro1">
          <table:table-cell table:formula="of:=INDEX([$pool.$A$1:$pool.$A$100]; RANDBETWEEN(2; 20); 1; 1)" office:value-type="string" office:string-value="EZ Aquarii" calcext:value-type="string">
            <text:p>EZ Aquarii</text:p>
          </table:table-cell>
          <table:table-cell table:formula="of:=ROMAN(RANDBETWEEN(1; 16))" office:value-type="string" office:string-value="VIII" calcext:value-type="string">
            <text:p>VIII</text:p>
          </table:table-cell>
          <table:table-cell table:formula="of:=INDEX([$pool.$B$1:.$B$100]; RANDBETWEEN(2; 6); 1; 1)" office:value-type="string" office:string-value="large" calcext:value-type="string">
            <text:p>large</text:p>
          </table:table-cell>
          <table:table-cell table:formula="of:=RANDBETWEEN(60; 1200)*1000" office:value-type="float" office:value="1004000" calcext:value-type="float">
            <text:p>1004000</text:p>
          </table:table-cell>
        </table:table-row>
        <table:table-row table:style-name="ro1">
          <table:table-cell table:formula="of:=INDEX([$pool.$A$1:$pool.$A$100]; RANDBETWEEN(2; 20); 1; 1)" office:value-type="string" office:string-value="Procyon" calcext:value-type="string">
            <text:p>Procyon</text:p>
          </table:table-cell>
          <table:table-cell table:formula="of:=ROMAN(RANDBETWEEN(1; 16))" office:value-type="string" office:string-value="I" calcext:value-type="string">
            <text:p>I</text:p>
          </table:table-cell>
          <table:table-cell table:formula="of:=INDEX([$pool.$B$1:.$B$100]; RANDBETWEEN(2; 6); 1; 1)" office:value-type="string" office:string-value="large" calcext:value-type="string">
            <text:p>large</text:p>
          </table:table-cell>
          <table:table-cell table:formula="of:=RANDBETWEEN(60; 1200)*1000" office:value-type="float" office:value="402000" calcext:value-type="float">
            <text:p>402000</text:p>
          </table:table-cell>
        </table:table-row>
        <table:table-row table:style-name="ro1">
          <table:table-cell table:formula="of:=INDEX([$pool.$A$1:$pool.$A$100]; RANDBETWEEN(2; 20); 1; 1)" office:value-type="string" office:string-value="Lalande" calcext:value-type="string">
            <text:p>Lalande</text:p>
          </table:table-cell>
          <table:table-cell table:formula="of:=ROMAN(RANDBETWEEN(1; 16))" office:value-type="string" office:string-value="XI" calcext:value-type="string">
            <text:p>XI</text:p>
          </table:table-cell>
          <table:table-cell table:formula="of:=INDEX([$pool.$B$1:.$B$100]; RANDBETWEEN(2; 6); 1; 1)" office:value-type="string" office:string-value="medium" calcext:value-type="string">
            <text:p>medium</text:p>
          </table:table-cell>
          <table:table-cell table:formula="of:=RANDBETWEEN(60; 1200)*1000" office:value-type="float" office:value="392000" calcext:value-type="float">
            <text:p>392000</text:p>
          </table:table-cell>
        </table:table-row>
        <table:table-row table:style-name="ro1">
          <table:table-cell table:formula="of:=INDEX([$pool.$A$1:$pool.$A$100]; RANDBETWEEN(2; 20); 1; 1)" office:value-type="string" office:string-value="Ross 128" calcext:value-type="string">
            <text:p>Ross 128</text:p>
          </table:table-cell>
          <table:table-cell table:formula="of:=ROMAN(RANDBETWEEN(1; 16))" office:value-type="string" office:string-value="V" calcext:value-type="string">
            <text:p>V</text:p>
          </table:table-cell>
          <table:table-cell table:formula="of:=INDEX([$pool.$B$1:.$B$100]; RANDBETWEEN(2; 6); 1; 1)" office:value-type="string" office:string-value="small" calcext:value-type="string">
            <text:p>small</text:p>
          </table:table-cell>
          <table:table-cell table:formula="of:=RANDBETWEEN(60; 1200)*1000" office:value-type="float" office:value="802000" calcext:value-type="float">
            <text:p>802000</text:p>
          </table:table-cell>
        </table:table-row>
        <table:table-row table:style-name="ro1">
          <table:table-cell table:formula="of:=INDEX([$pool.$A$1:$pool.$A$100]; RANDBETWEEN(2; 20); 1; 1)" office:value-type="string" office:string-value="Barnard" calcext:value-type="string">
            <text:p>Barnard</text:p>
          </table:table-cell>
          <table:table-cell table:formula="of:=ROMAN(RANDBETWEEN(1; 16))" office:value-type="string" office:string-value="XIII" calcext:value-type="string">
            <text:p>XIII</text:p>
          </table:table-cell>
          <table:table-cell table:formula="of:=INDEX([$pool.$B$1:.$B$100]; RANDBETWEEN(2; 6); 1; 1)" office:value-type="string" office:string-value="small" calcext:value-type="string">
            <text:p>small</text:p>
          </table:table-cell>
          <table:table-cell table:formula="of:=RANDBETWEEN(60; 1200)*1000" office:value-type="float" office:value="560000" calcext:value-type="float">
            <text:p>560000</text:p>
          </table:table-cell>
        </table:table-row>
        <table:table-row table:style-name="ro1">
          <table:table-cell table:formula="of:=INDEX([$pool.$A$1:$pool.$A$100]; RANDBETWEEN(2; 20); 1; 1)" office:value-type="string" office:string-value="Ross 248" calcext:value-type="string">
            <text:p>Ross 248</text:p>
          </table:table-cell>
          <table:table-cell table:formula="of:=ROMAN(RANDBETWEEN(1; 16))" office:value-type="string" office:string-value="IV" calcext:value-type="string">
            <text:p>IV</text:p>
          </table:table-cell>
          <table:table-cell table:formula="of:=INDEX([$pool.$B$1:.$B$100]; RANDBETWEEN(2; 6); 1; 1)" office:value-type="string" office:string-value="small" calcext:value-type="string">
            <text:p>small</text:p>
          </table:table-cell>
          <table:table-cell table:formula="of:=RANDBETWEEN(60; 1200)*1000" office:value-type="float" office:value="1182000" calcext:value-type="float">
            <text:p>1182000</text:p>
          </table:table-cell>
        </table:table-row>
        <table:table-row table:style-name="ro1">
          <table:table-cell table:formula="of:=INDEX([$pool.$A$1:$pool.$A$100]; RANDBETWEEN(2; 20); 1; 1)" office:value-type="string" office:string-value="Lacaille 9352" calcext:value-type="string">
            <text:p>Lacaille 9352</text:p>
          </table:table-cell>
          <table:table-cell table:formula="of:=ROMAN(RANDBETWEEN(1; 16))" office:value-type="string" office:string-value="V" calcext:value-type="string">
            <text:p>V</text:p>
          </table:table-cell>
          <table:table-cell table:formula="of:=INDEX([$pool.$B$1:.$B$100]; RANDBETWEEN(2; 6); 1; 1)" office:value-type="string" office:string-value="extra large" calcext:value-type="string">
            <text:p>extra large</text:p>
          </table:table-cell>
          <table:table-cell table:formula="of:=RANDBETWEEN(60; 1200)*1000" office:value-type="float" office:value="80000" calcext:value-type="float">
            <text:p>80000</text:p>
          </table:table-cell>
        </table:table-row>
        <table:table-row table:style-name="ro1">
          <table:table-cell table:formula="of:=INDEX([$pool.$A$1:$pool.$A$100]; RANDBETWEEN(2; 20); 1; 1)" office:value-type="string" office:string-value="EZ Aquarii" calcext:value-type="string">
            <text:p>EZ Aquarii</text:p>
          </table:table-cell>
          <table:table-cell table:formula="of:=ROMAN(RANDBETWEEN(1; 16))" office:value-type="string" office:string-value="XI" calcext:value-type="string">
            <text:p>XI</text:p>
          </table:table-cell>
          <table:table-cell table:formula="of:=INDEX([$pool.$B$1:.$B$100]; RANDBETWEEN(2; 6); 1; 1)" office:value-type="string" office:string-value="extra small" calcext:value-type="string">
            <text:p>extra small</text:p>
          </table:table-cell>
          <table:table-cell table:formula="of:=RANDBETWEEN(60; 1200)*1000" office:value-type="float" office:value="1164000" calcext:value-type="float">
            <text:p>1164000</text:p>
          </table:table-cell>
        </table:table-row>
        <table:table-row table:style-name="ro1">
          <table:table-cell table:formula="of:=INDEX([$pool.$A$1:$pool.$A$100]; RANDBETWEEN(2; 20); 1; 1)" office:value-type="string" office:string-value="Ross 128" calcext:value-type="string">
            <text:p>Ross 128</text:p>
          </table:table-cell>
          <table:table-cell table:formula="of:=ROMAN(RANDBETWEEN(1; 16))" office:value-type="string" office:string-value="XVI" calcext:value-type="string">
            <text:p>XVI</text:p>
          </table:table-cell>
          <table:table-cell table:formula="of:=INDEX([$pool.$B$1:.$B$100]; RANDBETWEEN(2; 6); 1; 1)" office:value-type="string" office:string-value="large" calcext:value-type="string">
            <text:p>large</text:p>
          </table:table-cell>
          <table:table-cell table:formula="of:=RANDBETWEEN(60; 1200)*1000" office:value-type="float" office:value="284000" calcext:value-type="float">
            <text:p>284000</text:p>
          </table:table-cell>
        </table:table-row>
        <table:table-row table:style-name="ro1">
          <table:table-cell table:formula="of:=INDEX([$pool.$A$1:$pool.$A$100]; RANDBETWEEN(2; 20); 1; 1)" office:value-type="string" office:string-value="Epsilon Eridani" calcext:value-type="string">
            <text:p>Epsilon Eridani</text:p>
          </table:table-cell>
          <table:table-cell table:formula="of:=ROMAN(RANDBETWEEN(1; 16))" office:value-type="string" office:string-value="V" calcext:value-type="string">
            <text:p>V</text:p>
          </table:table-cell>
          <table:table-cell table:formula="of:=INDEX([$pool.$B$1:.$B$100]; RANDBETWEEN(2; 6); 1; 1)" office:value-type="string" office:string-value="large" calcext:value-type="string">
            <text:p>large</text:p>
          </table:table-cell>
          <table:table-cell table:formula="of:=RANDBETWEEN(60; 1200)*1000" office:value-type="float" office:value="781000" calcext:value-type="float">
            <text:p>781000</text:p>
          </table:table-cell>
        </table:table-row>
        <table:table-row table:style-name="ro1">
          <table:table-cell table:formula="of:=INDEX([$pool.$A$1:$pool.$A$100]; RANDBETWEEN(2; 20); 1; 1)" office:value-type="string" office:string-value="61 Cygni" calcext:value-type="string">
            <text:p>61 Cygni</text:p>
          </table:table-cell>
          <table:table-cell table:formula="of:=ROMAN(RANDBETWEEN(1; 16))" office:value-type="string" office:string-value="V" calcext:value-type="string">
            <text:p>V</text:p>
          </table:table-cell>
          <table:table-cell table:formula="of:=INDEX([$pool.$B$1:.$B$100]; RANDBETWEEN(2; 6); 1; 1)" office:value-type="string" office:string-value="extra small" calcext:value-type="string">
            <text:p>extra small</text:p>
          </table:table-cell>
          <table:table-cell table:formula="of:=RANDBETWEEN(60; 1200)*1000" office:value-type="float" office:value="179000" calcext:value-type="float">
            <text:p>179000</text:p>
          </table:table-cell>
        </table:table-row>
        <table:table-row table:style-name="ro1">
          <table:table-cell table:formula="of:=INDEX([$pool.$A$1:$pool.$A$100]; RANDBETWEEN(2; 20); 1; 1)" office:value-type="string" office:string-value="Kruger" calcext:value-type="string">
            <text:p>Kruger</text:p>
          </table:table-cell>
          <table:table-cell table:formula="of:=ROMAN(RANDBETWEEN(1; 16))" office:value-type="string" office:string-value="IX" calcext:value-type="string">
            <text:p>IX</text:p>
          </table:table-cell>
          <table:table-cell table:formula="of:=INDEX([$pool.$B$1:.$B$100]; RANDBETWEEN(2; 6); 1; 1)" office:value-type="string" office:string-value="small" calcext:value-type="string">
            <text:p>small</text:p>
          </table:table-cell>
          <table:table-cell table:formula="of:=RANDBETWEEN(60; 1200)*1000" office:value-type="float" office:value="122000" calcext:value-type="float">
            <text:p>122000</text:p>
          </table:table-cell>
        </table:table-row>
        <table:table-row table:style-name="ro1">
          <table:table-cell table:formula="of:=INDEX([$pool.$A$1:$pool.$A$100]; RANDBETWEEN(2; 20); 1; 1)" office:value-type="string" office:string-value="Barnard" calcext:value-type="string">
            <text:p>Barnard</text:p>
          </table:table-cell>
          <table:table-cell table:formula="of:=ROMAN(RANDBETWEEN(1; 16))" office:value-type="string" office:string-value="XIII" calcext:value-type="string">
            <text:p>XIII</text:p>
          </table:table-cell>
          <table:table-cell table:formula="of:=INDEX([$pool.$B$1:.$B$100]; RANDBETWEEN(2; 6); 1; 1)" office:value-type="string" office:string-value="medium" calcext:value-type="string">
            <text:p>medium</text:p>
          </table:table-cell>
          <table:table-cell table:formula="of:=RANDBETWEEN(60; 1200)*1000" office:value-type="float" office:value="629000" calcext:value-type="float">
            <text:p>629000</text:p>
          </table:table-cell>
        </table:table-row>
        <table:table-row table:style-name="ro1">
          <table:table-cell table:formula="of:=INDEX([$pool.$A$1:$pool.$A$100]; RANDBETWEEN(2; 20); 1; 1)" office:value-type="string" office:string-value="Procyon" calcext:value-type="string">
            <text:p>Procyon</text:p>
          </table:table-cell>
          <table:table-cell table:formula="of:=ROMAN(RANDBETWEEN(1; 16))" office:value-type="string" office:string-value="VII" calcext:value-type="string">
            <text:p>VII</text:p>
          </table:table-cell>
          <table:table-cell table:formula="of:=INDEX([$pool.$B$1:.$B$100]; RANDBETWEEN(2; 6); 1; 1)" office:value-type="string" office:string-value="extra small" calcext:value-type="string">
            <text:p>extra small</text:p>
          </table:table-cell>
          <table:table-cell table:formula="of:=RANDBETWEEN(60; 1200)*1000" office:value-type="float" office:value="975000" calcext:value-type="float">
            <text:p>975000</text:p>
          </table:table-cell>
        </table:table-row>
        <table:table-row table:style-name="ro1">
          <table:table-cell table:formula="of:=INDEX([$pool.$A$1:$pool.$A$100]; RANDBETWEEN(2; 20); 1; 1)" office:value-type="string" office:string-value="Tau Ceti" calcext:value-type="string">
            <text:p>Tau Ceti</text:p>
          </table:table-cell>
          <table:table-cell table:formula="of:=ROMAN(RANDBETWEEN(1; 16))" office:value-type="string" office:string-value="IV" calcext:value-type="string">
            <text:p>IV</text:p>
          </table:table-cell>
          <table:table-cell table:formula="of:=INDEX([$pool.$B$1:.$B$100]; RANDBETWEEN(2; 6); 1; 1)" office:value-type="string" office:string-value="extra large" calcext:value-type="string">
            <text:p>extra large</text:p>
          </table:table-cell>
          <table:table-cell table:formula="of:=RANDBETWEEN(60; 1200)*1000" office:value-type="float" office:value="744000" calcext:value-type="float">
            <text:p>744000</text:p>
          </table:table-cell>
        </table:table-row>
        <table:table-row table:style-name="ro1">
          <table:table-cell table:formula="of:=INDEX([$pool.$A$1:$pool.$A$100]; RANDBETWEEN(2; 20); 1; 1)" office:value-type="string" office:string-value="Sirius B" calcext:value-type="string">
            <text:p>Sirius B</text:p>
          </table:table-cell>
          <table:table-cell table:formula="of:=ROMAN(RANDBETWEEN(1; 16))" office:value-type="string" office:string-value="VII" calcext:value-type="string">
            <text:p>VII</text:p>
          </table:table-cell>
          <table:table-cell table:formula="of:=INDEX([$pool.$B$1:.$B$100]; RANDBETWEEN(2; 6); 1; 1)" office:value-type="string" office:string-value="extra small" calcext:value-type="string">
            <text:p>extra small</text:p>
          </table:table-cell>
          <table:table-cell table:formula="of:=RANDBETWEEN(60; 1200)*1000" office:value-type="float" office:value="1140000" calcext:value-type="float">
            <text:p>1140000</text:p>
          </table:table-cell>
        </table:table-row>
        <table:table-row table:style-name="ro1">
          <table:table-cell table:formula="of:=INDEX([$pool.$A$1:$pool.$A$100]; RANDBETWEEN(2; 20); 1; 1)" office:value-type="string" office:string-value="Struve 2398 A" calcext:value-type="string">
            <text:p>Struve 2398 A</text:p>
          </table:table-cell>
          <table:table-cell table:formula="of:=ROMAN(RANDBETWEEN(1; 16))" office:value-type="string" office:string-value="XIV" calcext:value-type="string">
            <text:p>XIV</text:p>
          </table:table-cell>
          <table:table-cell table:formula="of:=INDEX([$pool.$B$1:.$B$100]; RANDBETWEEN(2; 6); 1; 1)" office:value-type="string" office:string-value="medium" calcext:value-type="string">
            <text:p>medium</text:p>
          </table:table-cell>
          <table:table-cell table:formula="of:=RANDBETWEEN(60; 1200)*1000" office:value-type="float" office:value="67000" calcext:value-type="float">
            <text:p>67000</text:p>
          </table:table-cell>
        </table:table-row>
        <table:table-row table:style-name="ro1">
          <table:table-cell table:formula="of:=INDEX([$pool.$A$1:$pool.$A$100]; RANDBETWEEN(2; 20); 1; 1)" office:value-type="string" office:string-value="Sirius B" calcext:value-type="string">
            <text:p>Sirius B</text:p>
          </table:table-cell>
          <table:table-cell table:formula="of:=ROMAN(RANDBETWEEN(1; 16))" office:value-type="string" office:string-value="XI" calcext:value-type="string">
            <text:p>XI</text:p>
          </table:table-cell>
          <table:table-cell table:formula="of:=INDEX([$pool.$B$1:.$B$100]; RANDBETWEEN(2; 6); 1; 1)" office:value-type="string" office:string-value="extra small" calcext:value-type="string">
            <text:p>extra small</text:p>
          </table:table-cell>
          <table:table-cell table:formula="of:=RANDBETWEEN(60; 1200)*1000" office:value-type="float" office:value="1010000" calcext:value-type="float">
            <text:p>1010000</text:p>
          </table:table-cell>
        </table:table-row>
        <table:table-row table:style-name="ro1">
          <table:table-cell table:formula="of:=INDEX([$pool.$A$1:$pool.$A$100]; RANDBETWEEN(2; 20); 1; 1)" office:value-type="string" office:string-value="Alpha Centauri" calcext:value-type="string">
            <text:p>Alpha Centauri</text:p>
          </table:table-cell>
          <table:table-cell table:formula="of:=ROMAN(RANDBETWEEN(1; 16))" office:value-type="string" office:string-value="XIV" calcext:value-type="string">
            <text:p>XIV</text:p>
          </table:table-cell>
          <table:table-cell table:formula="of:=INDEX([$pool.$B$1:.$B$100]; RANDBETWEEN(2; 6); 1; 1)" office:value-type="string" office:string-value="large" calcext:value-type="string">
            <text:p>large</text:p>
          </table:table-cell>
          <table:table-cell table:formula="of:=RANDBETWEEN(60; 1200)*1000" office:value-type="float" office:value="232000" calcext:value-type="float">
            <text:p>232000</text:p>
          </table:table-cell>
        </table:table-row>
        <table:table-row table:style-name="ro1">
          <table:table-cell table:formula="of:=INDEX([$pool.$A$1:$pool.$A$100]; RANDBETWEEN(2; 20); 1; 1)" office:value-type="string" office:string-value="Lacaille 9352" calcext:value-type="string">
            <text:p>Lacaille 9352</text:p>
          </table:table-cell>
          <table:table-cell table:formula="of:=ROMAN(RANDBETWEEN(1; 16))" office:value-type="string" office:string-value="VI" calcext:value-type="string">
            <text:p>VI</text:p>
          </table:table-cell>
          <table:table-cell table:formula="of:=INDEX([$pool.$B$1:.$B$100]; RANDBETWEEN(2; 6); 1; 1)" office:value-type="string" office:string-value="extra small" calcext:value-type="string">
            <text:p>extra small</text:p>
          </table:table-cell>
          <table:table-cell table:formula="of:=RANDBETWEEN(60; 1200)*1000" office:value-type="float" office:value="1072000" calcext:value-type="float">
            <text:p>1072000</text:p>
          </table:table-cell>
        </table:table-row>
        <table:table-row table:style-name="ro1">
          <table:table-cell table:formula="of:=INDEX([$pool.$A$1:$pool.$A$100]; RANDBETWEEN(2; 20); 1; 1)" office:value-type="string" office:string-value="Ross 154" calcext:value-type="string">
            <text:p>Ross 154</text:p>
          </table:table-cell>
          <table:table-cell table:formula="of:=ROMAN(RANDBETWEEN(1; 16))" office:value-type="string" office:string-value="XV" calcext:value-type="string">
            <text:p>XV</text:p>
          </table:table-cell>
          <table:table-cell table:formula="of:=INDEX([$pool.$B$1:.$B$100]; RANDBETWEEN(2; 6); 1; 1)" office:value-type="string" office:string-value="extra small" calcext:value-type="string">
            <text:p>extra small</text:p>
          </table:table-cell>
          <table:table-cell table:formula="of:=RANDBETWEEN(60; 1200)*1000" office:value-type="float" office:value="1181000" calcext:value-type="float">
            <text:p>1181000</text:p>
          </table:table-cell>
        </table:table-row>
        <table:table-row table:style-name="ro1">
          <table:table-cell table:formula="of:=INDEX([$pool.$A$1:$pool.$A$100]; RANDBETWEEN(2; 20); 1; 1)" office:value-type="string" office:string-value="Groombridge" calcext:value-type="string">
            <text:p>Groombridge</text:p>
          </table:table-cell>
          <table:table-cell table:formula="of:=ROMAN(RANDBETWEEN(1; 16))" office:value-type="string" office:string-value="XI" calcext:value-type="string">
            <text:p>XI</text:p>
          </table:table-cell>
          <table:table-cell table:formula="of:=INDEX([$pool.$B$1:.$B$100]; RANDBETWEEN(2; 6); 1; 1)" office:value-type="string" office:string-value="medium" calcext:value-type="string">
            <text:p>medium</text:p>
          </table:table-cell>
          <table:table-cell table:formula="of:=RANDBETWEEN(60; 1200)*1000" office:value-type="float" office:value="558000" calcext:value-type="float">
            <text:p>558000</text:p>
          </table:table-cell>
        </table:table-row>
        <table:table-row table:style-name="ro1">
          <table:table-cell table:formula="of:=INDEX([$pool.$A$1:$pool.$A$100]; RANDBETWEEN(2; 20); 1; 1)" office:value-type="string" office:string-value="Ross 154" calcext:value-type="string">
            <text:p>Ross 154</text:p>
          </table:table-cell>
          <table:table-cell table:formula="of:=ROMAN(RANDBETWEEN(1; 16))" office:value-type="string" office:string-value="XV" calcext:value-type="string">
            <text:p>XV</text:p>
          </table:table-cell>
          <table:table-cell table:formula="of:=INDEX([$pool.$B$1:.$B$100]; RANDBETWEEN(2; 6); 1; 1)" office:value-type="string" office:string-value="small" calcext:value-type="string">
            <text:p>small</text:p>
          </table:table-cell>
          <table:table-cell table:formula="of:=RANDBETWEEN(60; 1200)*1000" office:value-type="float" office:value="445000" calcext:value-type="float">
            <text:p>445000</text:p>
          </table:table-cell>
        </table:table-row>
        <table:table-row table:style-name="ro1">
          <table:table-cell table:formula="of:=INDEX([$pool.$A$1:$pool.$A$100]; RANDBETWEEN(2; 20); 1; 1)" office:value-type="string" office:string-value="Struve 2398 A" calcext:value-type="string">
            <text:p>Struve 2398 A</text:p>
          </table:table-cell>
          <table:table-cell table:formula="of:=ROMAN(RANDBETWEEN(1; 16))" office:value-type="string" office:string-value="XVI" calcext:value-type="string">
            <text:p>XVI</text:p>
          </table:table-cell>
          <table:table-cell table:formula="of:=INDEX([$pool.$B$1:.$B$100]; RANDBETWEEN(2; 6); 1; 1)" office:value-type="string" office:string-value="extra small" calcext:value-type="string">
            <text:p>extra small</text:p>
          </table:table-cell>
          <table:table-cell table:formula="of:=RANDBETWEEN(60; 1200)*1000" office:value-type="float" office:value="991000" calcext:value-type="float">
            <text:p>991000</text:p>
          </table:table-cell>
        </table:table-row>
        <table:table-row table:style-name="ro1">
          <table:table-cell table:formula="of:=INDEX([$pool.$A$1:$pool.$A$100]; RANDBETWEEN(2; 20); 1; 1)" office:value-type="string" office:string-value="Gliese" calcext:value-type="string">
            <text:p>Gliese</text:p>
          </table:table-cell>
          <table:table-cell table:formula="of:=ROMAN(RANDBETWEEN(1; 16))" office:value-type="string" office:string-value="VII" calcext:value-type="string">
            <text:p>VII</text:p>
          </table:table-cell>
          <table:table-cell table:formula="of:=INDEX([$pool.$B$1:.$B$100]; RANDBETWEEN(2; 6); 1; 1)" office:value-type="string" office:string-value="extra large" calcext:value-type="string">
            <text:p>extra large</text:p>
          </table:table-cell>
          <table:table-cell table:formula="of:=RANDBETWEEN(60; 1200)*1000" office:value-type="float" office:value="560000" calcext:value-type="float">
            <text:p>560000</text:p>
          </table:table-cell>
        </table:table-row>
        <table:table-row table:style-name="ro1">
          <table:table-cell table:formula="of:=INDEX([$pool.$A$1:$pool.$A$100]; RANDBETWEEN(2; 20); 1; 1)" office:value-type="string" office:string-value="Ross 128" calcext:value-type="string">
            <text:p>Ross 128</text:p>
          </table:table-cell>
          <table:table-cell table:formula="of:=ROMAN(RANDBETWEEN(1; 16))" office:value-type="string" office:string-value="I" calcext:value-type="string">
            <text:p>I</text:p>
          </table:table-cell>
          <table:table-cell table:formula="of:=INDEX([$pool.$B$1:.$B$100]; RANDBETWEEN(2; 6); 1; 1)" office:value-type="string" office:string-value="medium" calcext:value-type="string">
            <text:p>medium</text:p>
          </table:table-cell>
          <table:table-cell table:formula="of:=RANDBETWEEN(60; 1200)*1000" office:value-type="float" office:value="533000" calcext:value-type="float">
            <text:p>533000</text:p>
          </table:table-cell>
        </table:table-row>
        <table:table-row table:style-name="ro1">
          <table:table-cell table:formula="of:=INDEX([$pool.$A$1:$pool.$A$100]; RANDBETWEEN(2; 20); 1; 1)" office:value-type="string" office:string-value="Barnard" calcext:value-type="string">
            <text:p>Barnard</text:p>
          </table:table-cell>
          <table:table-cell table:formula="of:=ROMAN(RANDBETWEEN(1; 16))" office:value-type="string" office:string-value="XIV" calcext:value-type="string">
            <text:p>XIV</text:p>
          </table:table-cell>
          <table:table-cell table:formula="of:=INDEX([$pool.$B$1:.$B$100]; RANDBETWEEN(2; 6); 1; 1)" office:value-type="string" office:string-value="extra large" calcext:value-type="string">
            <text:p>extra large</text:p>
          </table:table-cell>
          <table:table-cell table:formula="of:=RANDBETWEEN(60; 1200)*1000" office:value-type="float" office:value="820000" calcext:value-type="float">
            <text:p>820000</text:p>
          </table:table-cell>
        </table:table-row>
        <table:table-row table:style-name="ro1">
          <table:table-cell table:formula="of:=INDEX([$pool.$A$1:$pool.$A$100]; RANDBETWEEN(2; 20); 1; 1)" office:value-type="string" office:string-value="Tau Ceti" calcext:value-type="string">
            <text:p>Tau Ceti</text:p>
          </table:table-cell>
          <table:table-cell table:formula="of:=ROMAN(RANDBETWEEN(1; 16))" office:value-type="string" office:string-value="XII" calcext:value-type="string">
            <text:p>XII</text:p>
          </table:table-cell>
          <table:table-cell table:formula="of:=INDEX([$pool.$B$1:.$B$100]; RANDBETWEEN(2; 6); 1; 1)" office:value-type="string" office:string-value="extra small" calcext:value-type="string">
            <text:p>extra small</text:p>
          </table:table-cell>
          <table:table-cell table:formula="of:=RANDBETWEEN(60; 1200)*1000" office:value-type="float" office:value="685000" calcext:value-type="float">
            <text:p>685000</text:p>
          </table:table-cell>
        </table:table-row>
        <table:table-row table:style-name="ro1">
          <table:table-cell table:formula="of:=INDEX([$pool.$A$1:$pool.$A$100]; RANDBETWEEN(2; 20); 1; 1)" office:value-type="string" office:string-value="Kruger" calcext:value-type="string">
            <text:p>Kruger</text:p>
          </table:table-cell>
          <table:table-cell table:formula="of:=ROMAN(RANDBETWEEN(1; 16))" office:value-type="string" office:string-value="XII" calcext:value-type="string">
            <text:p>XII</text:p>
          </table:table-cell>
          <table:table-cell table:formula="of:=INDEX([$pool.$B$1:.$B$100]; RANDBETWEEN(2; 6); 1; 1)" office:value-type="string" office:string-value="medium" calcext:value-type="string">
            <text:p>medium</text:p>
          </table:table-cell>
          <table:table-cell table:formula="of:=RANDBETWEEN(60; 1200)*1000" office:value-type="float" office:value="934000" calcext:value-type="float">
            <text:p>934000</text:p>
          </table:table-cell>
        </table:table-row>
        <table:table-row table:style-name="ro1">
          <table:table-cell table:formula="of:=INDEX([$pool.$A$1:$pool.$A$100]; RANDBETWEEN(2; 20); 1; 1)" office:value-type="string" office:string-value="Lacaille 9352" calcext:value-type="string">
            <text:p>Lacaille 9352</text:p>
          </table:table-cell>
          <table:table-cell table:formula="of:=ROMAN(RANDBETWEEN(1; 16))" office:value-type="string" office:string-value="XIII" calcext:value-type="string">
            <text:p>XIII</text:p>
          </table:table-cell>
          <table:table-cell table:formula="of:=INDEX([$pool.$B$1:.$B$100]; RANDBETWEEN(2; 6); 1; 1)" office:value-type="string" office:string-value="extra large" calcext:value-type="string">
            <text:p>extra large</text:p>
          </table:table-cell>
          <table:table-cell table:formula="of:=RANDBETWEEN(60; 1200)*1000" office:value-type="float" office:value="936000" calcext:value-type="float">
            <text:p>936000</text:p>
          </table:table-cell>
        </table:table-row>
        <table:table-row table:style-name="ro1">
          <table:table-cell table:formula="of:=INDEX([$pool.$A$1:$pool.$A$100]; RANDBETWEEN(2; 20); 1; 1)" office:value-type="string" office:string-value="61 Cygni" calcext:value-type="string">
            <text:p>61 Cygni</text:p>
          </table:table-cell>
          <table:table-cell table:formula="of:=ROMAN(RANDBETWEEN(1; 16))" office:value-type="string" office:string-value="I" calcext:value-type="string">
            <text:p>I</text:p>
          </table:table-cell>
          <table:table-cell table:formula="of:=INDEX([$pool.$B$1:.$B$100]; RANDBETWEEN(2; 6); 1; 1)" office:value-type="string" office:string-value="medium" calcext:value-type="string">
            <text:p>medium</text:p>
          </table:table-cell>
          <table:table-cell table:formula="of:=RANDBETWEEN(60; 1200)*1000" office:value-type="float" office:value="1035000" calcext:value-type="float">
            <text:p>1035000</text:p>
          </table:table-cell>
        </table:table-row>
        <table:table-row table:style-name="ro1">
          <table:table-cell table:formula="of:=INDEX([$pool.$A$1:$pool.$A$100]; RANDBETWEEN(2; 20); 1; 1)" office:value-type="string" office:string-value="EZ Aquarii" calcext:value-type="string">
            <text:p>EZ Aquarii</text:p>
          </table:table-cell>
          <table:table-cell table:formula="of:=ROMAN(RANDBETWEEN(1; 16))" office:value-type="string" office:string-value="XIII" calcext:value-type="string">
            <text:p>XIII</text:p>
          </table:table-cell>
          <table:table-cell table:formula="of:=INDEX([$pool.$B$1:.$B$100]; RANDBETWEEN(2; 6); 1; 1)" office:value-type="string" office:string-value="extra large" calcext:value-type="string">
            <text:p>extra large</text:p>
          </table:table-cell>
          <table:table-cell table:formula="of:=RANDBETWEEN(60; 1200)*1000" office:value-type="float" office:value="591000" calcext:value-type="float">
            <text:p>591000</text:p>
          </table:table-cell>
        </table:table-row>
        <table:table-row table:style-name="ro1">
          <table:table-cell table:formula="of:=INDEX([$pool.$A$1:$pool.$A$100]; RANDBETWEEN(2; 20); 1; 1)" office:value-type="string" office:string-value="Lacaille 9352" calcext:value-type="string">
            <text:p>Lacaille 9352</text:p>
          </table:table-cell>
          <table:table-cell table:formula="of:=ROMAN(RANDBETWEEN(1; 16))" office:value-type="string" office:string-value="VIII" calcext:value-type="string">
            <text:p>VIII</text:p>
          </table:table-cell>
          <table:table-cell table:formula="of:=INDEX([$pool.$B$1:.$B$100]; RANDBETWEEN(2; 6); 1; 1)" office:value-type="string" office:string-value="extra large" calcext:value-type="string">
            <text:p>extra large</text:p>
          </table:table-cell>
          <table:table-cell table:formula="of:=RANDBETWEEN(60; 1200)*1000" office:value-type="float" office:value="1176000" calcext:value-type="float">
            <text:p>1176000</text:p>
          </table:table-cell>
        </table:table-row>
        <table:table-row table:style-name="ro1">
          <table:table-cell table:formula="of:=INDEX([$pool.$A$1:$pool.$A$100]; RANDBETWEEN(2; 20); 1; 1)" office:value-type="string" office:string-value="Procyon" calcext:value-type="string">
            <text:p>Procyon</text:p>
          </table:table-cell>
          <table:table-cell table:formula="of:=ROMAN(RANDBETWEEN(1; 16))" office:value-type="string" office:string-value="XVI" calcext:value-type="string">
            <text:p>XVI</text:p>
          </table:table-cell>
          <table:table-cell table:formula="of:=INDEX([$pool.$B$1:.$B$100]; RANDBETWEEN(2; 6); 1; 1)" office:value-type="string" office:string-value="extra small" calcext:value-type="string">
            <text:p>extra small</text:p>
          </table:table-cell>
          <table:table-cell table:formula="of:=RANDBETWEEN(60; 1200)*1000" office:value-type="float" office:value="100000" calcext:value-type="float">
            <text:p>100000</text:p>
          </table:table-cell>
        </table:table-row>
        <table:table-row table:style-name="ro1">
          <table:table-cell table:formula="of:=INDEX([$pool.$A$1:$pool.$A$100]; RANDBETWEEN(2; 20); 1; 1)" office:value-type="string" office:string-value="Alpha Centauri" calcext:value-type="string">
            <text:p>Alpha Centauri</text:p>
          </table:table-cell>
          <table:table-cell table:formula="of:=ROMAN(RANDBETWEEN(1; 16))" office:value-type="string" office:string-value="XVI" calcext:value-type="string">
            <text:p>XVI</text:p>
          </table:table-cell>
          <table:table-cell table:formula="of:=INDEX([$pool.$B$1:.$B$100]; RANDBETWEEN(2; 6); 1; 1)" office:value-type="string" office:string-value="extra small" calcext:value-type="string">
            <text:p>extra small</text:p>
          </table:table-cell>
          <table:table-cell table:formula="of:=RANDBETWEEN(60; 1200)*1000" office:value-type="float" office:value="172000" calcext:value-type="float">
            <text:p>172000</text:p>
          </table:table-cell>
        </table:table-row>
        <table:table-row table:style-name="ro1">
          <table:table-cell table:formula="of:=INDEX([$pool.$A$1:$pool.$A$100]; RANDBETWEEN(2; 20); 1; 1)" office:value-type="string" office:string-value="EZ Aquarii" calcext:value-type="string">
            <text:p>EZ Aquarii</text:p>
          </table:table-cell>
          <table:table-cell table:formula="of:=ROMAN(RANDBETWEEN(1; 16))" office:value-type="string" office:string-value="VIII" calcext:value-type="string">
            <text:p>VIII</text:p>
          </table:table-cell>
          <table:table-cell table:formula="of:=INDEX([$pool.$B$1:.$B$100]; RANDBETWEEN(2; 6); 1; 1)" office:value-type="string" office:string-value="medium" calcext:value-type="string">
            <text:p>medium</text:p>
          </table:table-cell>
          <table:table-cell table:formula="of:=RANDBETWEEN(60; 1200)*1000" office:value-type="float" office:value="433000" calcext:value-type="float">
            <text:p>433000</text:p>
          </table:table-cell>
        </table:table-row>
        <table:table-row table:style-name="ro1">
          <table:table-cell table:formula="of:=INDEX([$pool.$A$1:$pool.$A$100]; RANDBETWEEN(2; 20); 1; 1)" office:value-type="string" office:string-value="Struve 2398 A" calcext:value-type="string">
            <text:p>Struve 2398 A</text:p>
          </table:table-cell>
          <table:table-cell table:formula="of:=ROMAN(RANDBETWEEN(1; 16))" office:value-type="string" office:string-value="II" calcext:value-type="string">
            <text:p>II</text:p>
          </table:table-cell>
          <table:table-cell table:formula="of:=INDEX([$pool.$B$1:.$B$100]; RANDBETWEEN(2; 6); 1; 1)" office:value-type="string" office:string-value="medium" calcext:value-type="string">
            <text:p>medium</text:p>
          </table:table-cell>
          <table:table-cell table:formula="of:=RANDBETWEEN(60; 1200)*1000" office:value-type="float" office:value="960000" calcext:value-type="float">
            <text:p>960000</text:p>
          </table:table-cell>
        </table:table-row>
        <table:table-row table:style-name="ro1">
          <table:table-cell table:formula="of:=INDEX([$pool.$A$1:$pool.$A$100]; RANDBETWEEN(2; 20); 1; 1)" office:value-type="string" office:string-value="Alpha Centauri" calcext:value-type="string">
            <text:p>Alpha Centauri</text:p>
          </table:table-cell>
          <table:table-cell table:formula="of:=ROMAN(RANDBETWEEN(1; 16))" office:value-type="string" office:string-value="XI" calcext:value-type="string">
            <text:p>XI</text:p>
          </table:table-cell>
          <table:table-cell table:formula="of:=INDEX([$pool.$B$1:.$B$100]; RANDBETWEEN(2; 6); 1; 1)" office:value-type="string" office:string-value="extra small" calcext:value-type="string">
            <text:p>extra small</text:p>
          </table:table-cell>
          <table:table-cell table:formula="of:=RANDBETWEEN(60; 1200)*1000" office:value-type="float" office:value="1175000" calcext:value-type="float">
            <text:p>1175000</text:p>
          </table:table-cell>
        </table:table-row>
        <table:table-row table:style-name="ro1">
          <table:table-cell table:formula="of:=INDEX([$pool.$A$1:$pool.$A$100]; RANDBETWEEN(2; 20); 1; 1)" office:value-type="string" office:string-value="Alpha Centauri" calcext:value-type="string">
            <text:p>Alpha Centauri</text:p>
          </table:table-cell>
          <table:table-cell table:formula="of:=ROMAN(RANDBETWEEN(1; 16))" office:value-type="string" office:string-value="XI" calcext:value-type="string">
            <text:p>XI</text:p>
          </table:table-cell>
          <table:table-cell table:formula="of:=INDEX([$pool.$B$1:.$B$100]; RANDBETWEEN(2; 6); 1; 1)" office:value-type="string" office:string-value="small" calcext:value-type="string">
            <text:p>small</text:p>
          </table:table-cell>
          <table:table-cell table:formula="of:=RANDBETWEEN(60; 1200)*1000" office:value-type="float" office:value="90000" calcext:value-type="float">
            <text:p>90000</text:p>
          </table:table-cell>
        </table:table-row>
        <table:table-row table:style-name="ro1">
          <table:table-cell table:formula="of:=INDEX([$pool.$A$1:$pool.$A$100]; RANDBETWEEN(2; 20); 1; 1)" office:value-type="string" office:string-value="Lalande" calcext:value-type="string">
            <text:p>Lalande</text:p>
          </table:table-cell>
          <table:table-cell table:formula="of:=ROMAN(RANDBETWEEN(1; 16))" office:value-type="string" office:string-value="XV" calcext:value-type="string">
            <text:p>XV</text:p>
          </table:table-cell>
          <table:table-cell table:formula="of:=INDEX([$pool.$B$1:.$B$100]; RANDBETWEEN(2; 6); 1; 1)" office:value-type="string" office:string-value="medium" calcext:value-type="string">
            <text:p>medium</text:p>
          </table:table-cell>
          <table:table-cell table:formula="of:=RANDBETWEEN(60; 1200)*1000" office:value-type="float" office:value="985000" calcext:value-type="float">
            <text:p>985000</text:p>
          </table:table-cell>
        </table:table-row>
        <table:table-row table:style-name="ro1">
          <table:table-cell table:formula="of:=INDEX([$pool.$A$1:$pool.$A$100]; RANDBETWEEN(2; 20); 1; 1)" office:value-type="string" office:string-value="61 Cygni" calcext:value-type="string">
            <text:p>61 Cygni</text:p>
          </table:table-cell>
          <table:table-cell table:formula="of:=ROMAN(RANDBETWEEN(1; 16))" office:value-type="string" office:string-value="II" calcext:value-type="string">
            <text:p>II</text:p>
          </table:table-cell>
          <table:table-cell table:formula="of:=INDEX([$pool.$B$1:.$B$100]; RANDBETWEEN(2; 6); 1; 1)" office:value-type="string" office:string-value="extra large" calcext:value-type="string">
            <text:p>extra large</text:p>
          </table:table-cell>
          <table:table-cell table:formula="of:=RANDBETWEEN(60; 1200)*1000" office:value-type="float" office:value="665000" calcext:value-type="float">
            <text:p>665000</text:p>
          </table:table-cell>
        </table:table-row>
        <table:table-row table:style-name="ro1">
          <table:table-cell table:formula="of:=INDEX([$pool.$A$1:$pool.$A$100]; RANDBETWEEN(2; 20); 1; 1)" office:value-type="string" office:string-value="EZ Aquarii" calcext:value-type="string">
            <text:p>EZ Aquarii</text:p>
          </table:table-cell>
          <table:table-cell table:formula="of:=ROMAN(RANDBETWEEN(1; 16))" office:value-type="string" office:string-value="X" calcext:value-type="string">
            <text:p>X</text:p>
          </table:table-cell>
          <table:table-cell table:formula="of:=INDEX([$pool.$B$1:.$B$100]; RANDBETWEEN(2; 6); 1; 1)" office:value-type="string" office:string-value="large" calcext:value-type="string">
            <text:p>large</text:p>
          </table:table-cell>
          <table:table-cell table:formula="of:=RANDBETWEEN(60; 1200)*1000" office:value-type="float" office:value="91000" calcext:value-type="float">
            <text:p>91000</text:p>
          </table:table-cell>
        </table:table-row>
        <table:table-row table:style-name="ro1">
          <table:table-cell table:formula="of:=INDEX([$pool.$A$1:$pool.$A$100]; RANDBETWEEN(2; 20); 1; 1)" office:value-type="string" office:string-value="Tau Ceti" calcext:value-type="string">
            <text:p>Tau Ceti</text:p>
          </table:table-cell>
          <table:table-cell table:formula="of:=ROMAN(RANDBETWEEN(1; 16))" office:value-type="string" office:string-value="VI" calcext:value-type="string">
            <text:p>VI</text:p>
          </table:table-cell>
          <table:table-cell table:formula="of:=INDEX([$pool.$B$1:.$B$100]; RANDBETWEEN(2; 6); 1; 1)" office:value-type="string" office:string-value="extra small" calcext:value-type="string">
            <text:p>extra small</text:p>
          </table:table-cell>
          <table:table-cell table:formula="of:=RANDBETWEEN(60; 1200)*1000" office:value-type="float" office:value="635000" calcext:value-type="float">
            <text:p>635000</text:p>
          </table:table-cell>
        </table:table-row>
        <table:table-row table:style-name="ro1">
          <table:table-cell table:formula="of:=INDEX([$pool.$A$1:$pool.$A$100]; RANDBETWEEN(2; 20); 1; 1)" office:value-type="string" office:string-value="Lacaille 9352" calcext:value-type="string">
            <text:p>Lacaille 9352</text:p>
          </table:table-cell>
          <table:table-cell table:formula="of:=ROMAN(RANDBETWEEN(1; 16))" office:value-type="string" office:string-value="VI" calcext:value-type="string">
            <text:p>VI</text:p>
          </table:table-cell>
          <table:table-cell table:formula="of:=INDEX([$pool.$B$1:.$B$100]; RANDBETWEEN(2; 6); 1; 1)" office:value-type="string" office:string-value="medium" calcext:value-type="string">
            <text:p>medium</text:p>
          </table:table-cell>
          <table:table-cell table:formula="of:=RANDBETWEEN(60; 1200)*1000" office:value-type="float" office:value="251000" calcext:value-type="float">
            <text:p>251000</text:p>
          </table:table-cell>
        </table:table-row>
        <table:table-row table:style-name="ro1">
          <table:table-cell table:formula="of:=INDEX([$pool.$A$1:$pool.$A$100]; RANDBETWEEN(2; 20); 1; 1)" office:value-type="string" office:string-value="Lacaille 9352" calcext:value-type="string">
            <text:p>Lacaille 9352</text:p>
          </table:table-cell>
          <table:table-cell table:formula="of:=ROMAN(RANDBETWEEN(1; 16))" office:value-type="string" office:string-value="V" calcext:value-type="string">
            <text:p>V</text:p>
          </table:table-cell>
          <table:table-cell table:formula="of:=INDEX([$pool.$B$1:.$B$100]; RANDBETWEEN(2; 6); 1; 1)" office:value-type="string" office:string-value="small" calcext:value-type="string">
            <text:p>small</text:p>
          </table:table-cell>
          <table:table-cell table:formula="of:=RANDBETWEEN(60; 1200)*1000" office:value-type="float" office:value="292000" calcext:value-type="float">
            <text:p>292000</text:p>
          </table:table-cell>
        </table:table-row>
        <table:table-row table:style-name="ro1">
          <table:table-cell table:formula="of:=INDEX([$pool.$A$1:$pool.$A$100]; RANDBETWEEN(2; 20); 1; 1)" office:value-type="string" office:string-value="Ross 128" calcext:value-type="string">
            <text:p>Ross 128</text:p>
          </table:table-cell>
          <table:table-cell table:formula="of:=ROMAN(RANDBETWEEN(1; 16))" office:value-type="string" office:string-value="XVI" calcext:value-type="string">
            <text:p>XVI</text:p>
          </table:table-cell>
          <table:table-cell table:formula="of:=INDEX([$pool.$B$1:.$B$100]; RANDBETWEEN(2; 6); 1; 1)" office:value-type="string" office:string-value="large" calcext:value-type="string">
            <text:p>large</text:p>
          </table:table-cell>
          <table:table-cell table:formula="of:=RANDBETWEEN(60; 1200)*1000" office:value-type="float" office:value="90000" calcext:value-type="float">
            <text:p>90000</text:p>
          </table:table-cell>
        </table:table-row>
        <table:table-row table:style-name="ro1">
          <table:table-cell table:formula="of:=INDEX([$pool.$A$1:$pool.$A$100]; RANDBETWEEN(2; 20); 1; 1)" office:value-type="string" office:string-value="Sirius A" calcext:value-type="string">
            <text:p>Sirius A</text:p>
          </table:table-cell>
          <table:table-cell table:formula="of:=ROMAN(RANDBETWEEN(1; 16))" office:value-type="string" office:string-value="VIII" calcext:value-type="string">
            <text:p>VIII</text:p>
          </table:table-cell>
          <table:table-cell table:formula="of:=INDEX([$pool.$B$1:.$B$100]; RANDBETWEEN(2; 6); 1; 1)" office:value-type="string" office:string-value="extra small" calcext:value-type="string">
            <text:p>extra small</text:p>
          </table:table-cell>
          <table:table-cell table:formula="of:=RANDBETWEEN(60; 1200)*1000" office:value-type="float" office:value="597000" calcext:value-type="float">
            <text:p>597000</text:p>
          </table:table-cell>
        </table:table-row>
        <table:table-row table:style-name="ro1">
          <table:table-cell table:formula="of:=INDEX([$pool.$A$1:$pool.$A$100]; RANDBETWEEN(2; 20); 1; 1)" office:value-type="string" office:string-value="Ross 154" calcext:value-type="string">
            <text:p>Ross 154</text:p>
          </table:table-cell>
          <table:table-cell table:formula="of:=ROMAN(RANDBETWEEN(1; 16))" office:value-type="string" office:string-value="VIII" calcext:value-type="string">
            <text:p>VIII</text:p>
          </table:table-cell>
          <table:table-cell table:formula="of:=INDEX([$pool.$B$1:.$B$100]; RANDBETWEEN(2; 6); 1; 1)" office:value-type="string" office:string-value="large" calcext:value-type="string">
            <text:p>large</text:p>
          </table:table-cell>
          <table:table-cell table:formula="of:=RANDBETWEEN(60; 1200)*1000" office:value-type="float" office:value="89000" calcext:value-type="float">
            <text:p>89000</text:p>
          </table:table-cell>
        </table:table-row>
        <table:table-row table:style-name="ro1">
          <table:table-cell table:formula="of:=INDEX([$pool.$A$1:$pool.$A$100]; RANDBETWEEN(2; 20); 1; 1)" office:value-type="string" office:string-value="Groombridge" calcext:value-type="string">
            <text:p>Groombridge</text:p>
          </table:table-cell>
          <table:table-cell table:formula="of:=ROMAN(RANDBETWEEN(1; 16))" office:value-type="string" office:string-value="IV" calcext:value-type="string">
            <text:p>IV</text:p>
          </table:table-cell>
          <table:table-cell table:formula="of:=INDEX([$pool.$B$1:.$B$100]; RANDBETWEEN(2; 6); 1; 1)" office:value-type="string" office:string-value="extra small" calcext:value-type="string">
            <text:p>extra small</text:p>
          </table:table-cell>
          <table:table-cell table:formula="of:=RANDBETWEEN(60; 1200)*1000" office:value-type="float" office:value="1117000" calcext:value-type="float">
            <text:p>1117000</text:p>
          </table:table-cell>
        </table:table-row>
        <table:table-row table:style-name="ro1">
          <table:table-cell table:formula="of:=INDEX([$pool.$A$1:$pool.$A$100]; RANDBETWEEN(2; 20); 1; 1)" office:value-type="string" office:string-value="Luyten" calcext:value-type="string">
            <text:p>Luyten</text:p>
          </table:table-cell>
          <table:table-cell table:formula="of:=ROMAN(RANDBETWEEN(1; 16))" office:value-type="string" office:string-value="IX" calcext:value-type="string">
            <text:p>IX</text:p>
          </table:table-cell>
          <table:table-cell table:formula="of:=INDEX([$pool.$B$1:.$B$100]; RANDBETWEEN(2; 6); 1; 1)" office:value-type="string" office:string-value="extra small" calcext:value-type="string">
            <text:p>extra small</text:p>
          </table:table-cell>
          <table:table-cell table:formula="of:=RANDBETWEEN(60; 1200)*1000" office:value-type="float" office:value="395000" calcext:value-type="float">
            <text:p>395000</text:p>
          </table:table-cell>
        </table:table-row>
        <table:table-row table:style-name="ro1">
          <table:table-cell table:formula="of:=INDEX([$pool.$A$1:$pool.$A$100]; RANDBETWEEN(2; 20); 1; 1)" office:value-type="string" office:string-value="Epsilon Eridani" calcext:value-type="string">
            <text:p>Epsilon Eridani</text:p>
          </table:table-cell>
          <table:table-cell table:formula="of:=ROMAN(RANDBETWEEN(1; 16))" office:value-type="string" office:string-value="IX" calcext:value-type="string">
            <text:p>IX</text:p>
          </table:table-cell>
          <table:table-cell table:formula="of:=INDEX([$pool.$B$1:.$B$100]; RANDBETWEEN(2; 6); 1; 1)" office:value-type="string" office:string-value="small" calcext:value-type="string">
            <text:p>small</text:p>
          </table:table-cell>
          <table:table-cell table:formula="of:=RANDBETWEEN(60; 1200)*1000" office:value-type="float" office:value="211000" calcext:value-type="float">
            <text:p>211000</text:p>
          </table:table-cell>
        </table:table-row>
        <table:table-row table:style-name="ro1">
          <table:table-cell table:formula="of:=INDEX([$pool.$A$1:$pool.$A$100]; RANDBETWEEN(2; 20); 1; 1)" office:value-type="string" office:string-value="Epsilon Eridani" calcext:value-type="string">
            <text:p>Epsilon Eridani</text:p>
          </table:table-cell>
          <table:table-cell table:formula="of:=ROMAN(RANDBETWEEN(1; 16))" office:value-type="string" office:string-value="VI" calcext:value-type="string">
            <text:p>VI</text:p>
          </table:table-cell>
          <table:table-cell table:formula="of:=INDEX([$pool.$B$1:.$B$100]; RANDBETWEEN(2; 6); 1; 1)" office:value-type="string" office:string-value="medium" calcext:value-type="string">
            <text:p>medium</text:p>
          </table:table-cell>
          <table:table-cell table:formula="of:=RANDBETWEEN(60; 1200)*1000" office:value-type="float" office:value="170000" calcext:value-type="float">
            <text:p>170000</text:p>
          </table:table-cell>
        </table:table-row>
        <table:table-row table:style-name="ro1">
          <table:table-cell table:formula="of:=INDEX([$pool.$A$1:$pool.$A$100]; RANDBETWEEN(2; 20); 1; 1)" office:value-type="string" office:string-value="Sirius B" calcext:value-type="string">
            <text:p>Sirius B</text:p>
          </table:table-cell>
          <table:table-cell table:formula="of:=ROMAN(RANDBETWEEN(1; 16))" office:value-type="string" office:string-value="X" calcext:value-type="string">
            <text:p>X</text:p>
          </table:table-cell>
          <table:table-cell table:formula="of:=INDEX([$pool.$B$1:.$B$100]; RANDBETWEEN(2; 6); 1; 1)" office:value-type="string" office:string-value="large" calcext:value-type="string">
            <text:p>large</text:p>
          </table:table-cell>
          <table:table-cell table:formula="of:=RANDBETWEEN(60; 1200)*1000" office:value-type="float" office:value="776000" calcext:value-type="float">
            <text:p>776000</text:p>
          </table:table-cell>
        </table:table-row>
        <table:table-row table:style-name="ro1">
          <table:table-cell table:formula="of:=INDEX([$pool.$A$1:$pool.$A$100]; RANDBETWEEN(2; 20); 1; 1)" office:value-type="string" office:string-value="Lacaille 9352" calcext:value-type="string">
            <text:p>Lacaille 9352</text:p>
          </table:table-cell>
          <table:table-cell table:formula="of:=ROMAN(RANDBETWEEN(1; 16))" office:value-type="string" office:string-value="XV" calcext:value-type="string">
            <text:p>XV</text:p>
          </table:table-cell>
          <table:table-cell table:formula="of:=INDEX([$pool.$B$1:.$B$100]; RANDBETWEEN(2; 6); 1; 1)" office:value-type="string" office:string-value="extra large" calcext:value-type="string">
            <text:p>extra large</text:p>
          </table:table-cell>
          <table:table-cell table:formula="of:=RANDBETWEEN(60; 1200)*1000" office:value-type="float" office:value="590000" calcext:value-type="float">
            <text:p>590000</text:p>
          </table:table-cell>
        </table:table-row>
        <table:table-row table:style-name="ro1">
          <table:table-cell table:formula="of:=INDEX([$pool.$A$1:$pool.$A$100]; RANDBETWEEN(2; 20); 1; 1)" office:value-type="string" office:string-value="61 Cygni" calcext:value-type="string">
            <text:p>61 Cygni</text:p>
          </table:table-cell>
          <table:table-cell table:formula="of:=ROMAN(RANDBETWEEN(1; 16))" office:value-type="string" office:string-value="XI" calcext:value-type="string">
            <text:p>XI</text:p>
          </table:table-cell>
          <table:table-cell table:formula="of:=INDEX([$pool.$B$1:.$B$100]; RANDBETWEEN(2; 6); 1; 1)" office:value-type="string" office:string-value="small" calcext:value-type="string">
            <text:p>small</text:p>
          </table:table-cell>
          <table:table-cell table:formula="of:=RANDBETWEEN(60; 1200)*1000" office:value-type="float" office:value="648000" calcext:value-type="float">
            <text:p>648000</text:p>
          </table:table-cell>
        </table:table-row>
        <table:table-row table:style-name="ro1">
          <table:table-cell table:formula="of:=INDEX([$pool.$A$1:$pool.$A$100]; RANDBETWEEN(2; 20); 1; 1)" office:value-type="string" office:string-value="Ross 128" calcext:value-type="string">
            <text:p>Ross 128</text:p>
          </table:table-cell>
          <table:table-cell table:formula="of:=ROMAN(RANDBETWEEN(1; 16))" office:value-type="string" office:string-value="I" calcext:value-type="string">
            <text:p>I</text:p>
          </table:table-cell>
          <table:table-cell table:formula="of:=INDEX([$pool.$B$1:.$B$100]; RANDBETWEEN(2; 6); 1; 1)" office:value-type="string" office:string-value="large" calcext:value-type="string">
            <text:p>large</text:p>
          </table:table-cell>
          <table:table-cell table:formula="of:=RANDBETWEEN(60; 1200)*1000" office:value-type="float" office:value="1164000" calcext:value-type="float">
            <text:p>1164000</text:p>
          </table:table-cell>
        </table:table-row>
        <table:table-row table:style-name="ro1">
          <table:table-cell table:formula="of:=INDEX([$pool.$A$1:$pool.$A$100]; RANDBETWEEN(2; 20); 1; 1)" office:value-type="string" office:string-value="Lalande" calcext:value-type="string">
            <text:p>Lalande</text:p>
          </table:table-cell>
          <table:table-cell table:formula="of:=ROMAN(RANDBETWEEN(1; 16))" office:value-type="string" office:string-value="VIII" calcext:value-type="string">
            <text:p>VIII</text:p>
          </table:table-cell>
          <table:table-cell table:formula="of:=INDEX([$pool.$B$1:.$B$100]; RANDBETWEEN(2; 6); 1; 1)" office:value-type="string" office:string-value="large" calcext:value-type="string">
            <text:p>large</text:p>
          </table:table-cell>
          <table:table-cell table:formula="of:=RANDBETWEEN(60; 1200)*1000" office:value-type="float" office:value="307000" calcext:value-type="float">
            <text:p>307000</text:p>
          </table:table-cell>
        </table:table-row>
        <table:table-row table:style-name="ro1">
          <table:table-cell table:formula="of:=INDEX([$pool.$A$1:$pool.$A$100]; RANDBETWEEN(2; 20); 1; 1)" office:value-type="string" office:string-value="Sirius A" calcext:value-type="string">
            <text:p>Sirius A</text:p>
          </table:table-cell>
          <table:table-cell table:formula="of:=ROMAN(RANDBETWEEN(1; 16))" office:value-type="string" office:string-value="V" calcext:value-type="string">
            <text:p>V</text:p>
          </table:table-cell>
          <table:table-cell table:formula="of:=INDEX([$pool.$B$1:.$B$100]; RANDBETWEEN(2; 6); 1; 1)" office:value-type="string" office:string-value="large" calcext:value-type="string">
            <text:p>large</text:p>
          </table:table-cell>
          <table:table-cell table:formula="of:=RANDBETWEEN(60; 1200)*1000" office:value-type="float" office:value="310000" calcext:value-type="float">
            <text:p>310000</text:p>
          </table:table-cell>
        </table:table-row>
        <table:table-row table:style-name="ro1">
          <table:table-cell table:formula="of:=INDEX([$pool.$A$1:$pool.$A$100]; RANDBETWEEN(2; 20); 1; 1)" office:value-type="string" office:string-value="Tau Ceti" calcext:value-type="string">
            <text:p>Tau Ceti</text:p>
          </table:table-cell>
          <table:table-cell table:formula="of:=ROMAN(RANDBETWEEN(1; 16))" office:value-type="string" office:string-value="VII" calcext:value-type="string">
            <text:p>VII</text:p>
          </table:table-cell>
          <table:table-cell table:formula="of:=INDEX([$pool.$B$1:.$B$100]; RANDBETWEEN(2; 6); 1; 1)" office:value-type="string" office:string-value="large" calcext:value-type="string">
            <text:p>large</text:p>
          </table:table-cell>
          <table:table-cell table:formula="of:=RANDBETWEEN(60; 1200)*1000" office:value-type="float" office:value="773000" calcext:value-type="float">
            <text:p>773000</text:p>
          </table:table-cell>
        </table:table-row>
        <table:table-row table:style-name="ro1">
          <table:table-cell table:formula="of:=INDEX([$pool.$A$1:$pool.$A$100]; RANDBETWEEN(2; 20); 1; 1)" office:value-type="string" office:string-value="Groombridge" calcext:value-type="string">
            <text:p>Groombridge</text:p>
          </table:table-cell>
          <table:table-cell table:formula="of:=ROMAN(RANDBETWEEN(1; 16))" office:value-type="string" office:string-value="II" calcext:value-type="string">
            <text:p>II</text:p>
          </table:table-cell>
          <table:table-cell table:formula="of:=INDEX([$pool.$B$1:.$B$100]; RANDBETWEEN(2; 6); 1; 1)" office:value-type="string" office:string-value="medium" calcext:value-type="string">
            <text:p>medium</text:p>
          </table:table-cell>
          <table:table-cell table:formula="of:=RANDBETWEEN(60; 1200)*1000" office:value-type="float" office:value="300000" calcext:value-type="float">
            <text:p>300000</text:p>
          </table:table-cell>
        </table:table-row>
        <table:table-row table:style-name="ro1">
          <table:table-cell table:formula="of:=INDEX([$pool.$A$1:$pool.$A$100]; RANDBETWEEN(2; 20); 1; 1)" office:value-type="string" office:string-value="Alpha Centauri" calcext:value-type="string">
            <text:p>Alpha Centauri</text:p>
          </table:table-cell>
          <table:table-cell table:formula="of:=ROMAN(RANDBETWEEN(1; 16))" office:value-type="string" office:string-value="XII" calcext:value-type="string">
            <text:p>XII</text:p>
          </table:table-cell>
          <table:table-cell table:formula="of:=INDEX([$pool.$B$1:.$B$100]; RANDBETWEEN(2; 6); 1; 1)" office:value-type="string" office:string-value="medium" calcext:value-type="string">
            <text:p>medium</text:p>
          </table:table-cell>
          <table:table-cell table:formula="of:=RANDBETWEEN(60; 1200)*1000" office:value-type="float" office:value="1102000" calcext:value-type="float">
            <text:p>1102000</text:p>
          </table:table-cell>
        </table:table-row>
        <table:table-row table:style-name="ro1">
          <table:table-cell table:formula="of:=INDEX([$pool.$A$1:$pool.$A$100]; RANDBETWEEN(2; 20); 1; 1)" office:value-type="string" office:string-value="Sirius A" calcext:value-type="string">
            <text:p>Sirius A</text:p>
          </table:table-cell>
          <table:table-cell table:formula="of:=ROMAN(RANDBETWEEN(1; 16))" office:value-type="string" office:string-value="X" calcext:value-type="string">
            <text:p>X</text:p>
          </table:table-cell>
          <table:table-cell table:formula="of:=INDEX([$pool.$B$1:.$B$100]; RANDBETWEEN(2; 6); 1; 1)" office:value-type="string" office:string-value="extra small" calcext:value-type="string">
            <text:p>extra small</text:p>
          </table:table-cell>
          <table:table-cell table:formula="of:=RANDBETWEEN(60; 1200)*1000" office:value-type="float" office:value="137000" calcext:value-type="float">
            <text:p>137000</text:p>
          </table:table-cell>
        </table:table-row>
        <table:table-row table:style-name="ro1">
          <table:table-cell table:formula="of:=INDEX([$pool.$A$1:$pool.$A$100]; RANDBETWEEN(2; 20); 1; 1)" office:value-type="string" office:string-value="Groombridge" calcext:value-type="string">
            <text:p>Groombridge</text:p>
          </table:table-cell>
          <table:table-cell table:formula="of:=ROMAN(RANDBETWEEN(1; 16))" office:value-type="string" office:string-value="II" calcext:value-type="string">
            <text:p>II</text:p>
          </table:table-cell>
          <table:table-cell table:formula="of:=INDEX([$pool.$B$1:.$B$100]; RANDBETWEEN(2; 6); 1; 1)" office:value-type="string" office:string-value="small" calcext:value-type="string">
            <text:p>small</text:p>
          </table:table-cell>
          <table:table-cell table:formula="of:=RANDBETWEEN(60; 1200)*1000" office:value-type="float" office:value="823000" calcext:value-type="float">
            <text:p>823000</text:p>
          </table:table-cell>
        </table:table-row>
        <table:table-row table:style-name="ro1">
          <table:table-cell table:formula="of:=INDEX([$pool.$A$1:$pool.$A$100]; RANDBETWEEN(2; 20); 1; 1)" office:value-type="string" office:string-value="Lacaille 9352" calcext:value-type="string">
            <text:p>Lacaille 9352</text:p>
          </table:table-cell>
          <table:table-cell table:formula="of:=ROMAN(RANDBETWEEN(1; 16))" office:value-type="string" office:string-value="IX" calcext:value-type="string">
            <text:p>IX</text:p>
          </table:table-cell>
          <table:table-cell table:formula="of:=INDEX([$pool.$B$1:.$B$100]; RANDBETWEEN(2; 6); 1; 1)" office:value-type="string" office:string-value="large" calcext:value-type="string">
            <text:p>large</text:p>
          </table:table-cell>
          <table:table-cell table:formula="of:=RANDBETWEEN(60; 1200)*1000" office:value-type="float" office:value="1037000" calcext:value-type="float">
            <text:p>1037000</text:p>
          </table:table-cell>
        </table:table-row>
        <table:table-row table:style-name="ro1">
          <table:table-cell table:formula="of:=INDEX([$pool.$A$1:$pool.$A$100]; RANDBETWEEN(2; 20); 1; 1)" office:value-type="string" office:string-value="Ross 154" calcext:value-type="string">
            <text:p>Ross 154</text:p>
          </table:table-cell>
          <table:table-cell table:formula="of:=ROMAN(RANDBETWEEN(1; 16))" office:value-type="string" office:string-value="XVI" calcext:value-type="string">
            <text:p>XVI</text:p>
          </table:table-cell>
          <table:table-cell table:formula="of:=INDEX([$pool.$B$1:.$B$100]; RANDBETWEEN(2; 6); 1; 1)" office:value-type="string" office:string-value="large" calcext:value-type="string">
            <text:p>large</text:p>
          </table:table-cell>
          <table:table-cell table:formula="of:=RANDBETWEEN(60; 1200)*1000" office:value-type="float" office:value="992000" calcext:value-type="float">
            <text:p>992000</text:p>
          </table:table-cell>
        </table:table-row>
        <table:table-row table:style-name="ro1">
          <table:table-cell table:formula="of:=INDEX([$pool.$A$1:$pool.$A$100]; RANDBETWEEN(2; 20); 1; 1)" office:value-type="string" office:string-value="Ross 248" calcext:value-type="string">
            <text:p>Ross 248</text:p>
          </table:table-cell>
          <table:table-cell table:formula="of:=ROMAN(RANDBETWEEN(1; 16))" office:value-type="string" office:string-value="X" calcext:value-type="string">
            <text:p>X</text:p>
          </table:table-cell>
          <table:table-cell table:formula="of:=INDEX([$pool.$B$1:.$B$100]; RANDBETWEEN(2; 6); 1; 1)" office:value-type="string" office:string-value="extra small" calcext:value-type="string">
            <text:p>extra small</text:p>
          </table:table-cell>
          <table:table-cell table:formula="of:=RANDBETWEEN(60; 1200)*1000" office:value-type="float" office:value="1117000" calcext:value-type="float">
            <text:p>1117000</text:p>
          </table:table-cell>
        </table:table-row>
        <table:table-row table:style-name="ro1">
          <table:table-cell table:formula="of:=INDEX([$pool.$A$1:$pool.$A$100]; RANDBETWEEN(2; 20); 1; 1)" office:value-type="string" office:string-value="Sirius A" calcext:value-type="string">
            <text:p>Sirius A</text:p>
          </table:table-cell>
          <table:table-cell table:formula="of:=ROMAN(RANDBETWEEN(1; 16))" office:value-type="string" office:string-value="XII" calcext:value-type="string">
            <text:p>XII</text:p>
          </table:table-cell>
          <table:table-cell table:formula="of:=INDEX([$pool.$B$1:.$B$100]; RANDBETWEEN(2; 6); 1; 1)" office:value-type="string" office:string-value="extra large" calcext:value-type="string">
            <text:p>extra large</text:p>
          </table:table-cell>
          <table:table-cell table:formula="of:=RANDBETWEEN(60; 1200)*1000" office:value-type="float" office:value="69000" calcext:value-type="float">
            <text:p>69000</text:p>
          </table:table-cell>
        </table:table-row>
        <table:table-row table:style-name="ro1">
          <table:table-cell table:formula="of:=INDEX([$pool.$A$1:$pool.$A$100]; RANDBETWEEN(2; 20); 1; 1)" office:value-type="string" office:string-value="61 Cygni" calcext:value-type="string">
            <text:p>61 Cygni</text:p>
          </table:table-cell>
          <table:table-cell table:formula="of:=ROMAN(RANDBETWEEN(1; 16))" office:value-type="string" office:string-value="XVI" calcext:value-type="string">
            <text:p>XVI</text:p>
          </table:table-cell>
          <table:table-cell table:formula="of:=INDEX([$pool.$B$1:.$B$100]; RANDBETWEEN(2; 6); 1; 1)" office:value-type="string" office:string-value="large" calcext:value-type="string">
            <text:p>large</text:p>
          </table:table-cell>
          <table:table-cell table:formula="of:=RANDBETWEEN(60; 1200)*1000" office:value-type="float" office:value="127000" calcext:value-type="float">
            <text:p>127000</text:p>
          </table:table-cell>
        </table:table-row>
        <table:table-row table:style-name="ro1">
          <table:table-cell table:formula="of:=INDEX([$pool.$A$1:$pool.$A$100]; RANDBETWEEN(2; 20); 1; 1)" office:value-type="string" office:string-value="Ross 248" calcext:value-type="string">
            <text:p>Ross 248</text:p>
          </table:table-cell>
          <table:table-cell table:formula="of:=ROMAN(RANDBETWEEN(1; 16))" office:value-type="string" office:string-value="I" calcext:value-type="string">
            <text:p>I</text:p>
          </table:table-cell>
          <table:table-cell table:formula="of:=INDEX([$pool.$B$1:.$B$100]; RANDBETWEEN(2; 6); 1; 1)" office:value-type="string" office:string-value="large" calcext:value-type="string">
            <text:p>large</text:p>
          </table:table-cell>
          <table:table-cell table:formula="of:=RANDBETWEEN(60; 1200)*1000" office:value-type="float" office:value="215000" calcext:value-type="float">
            <text:p>215000</text:p>
          </table:table-cell>
        </table:table-row>
        <table:table-row table:style-name="ro1">
          <table:table-cell table:formula="of:=INDEX([$pool.$A$1:$pool.$A$100]; RANDBETWEEN(2; 20); 1; 1)" office:value-type="string" office:string-value="Barnard" calcext:value-type="string">
            <text:p>Barnard</text:p>
          </table:table-cell>
          <table:table-cell table:formula="of:=ROMAN(RANDBETWEEN(1; 16))" office:value-type="string" office:string-value="IX" calcext:value-type="string">
            <text:p>IX</text:p>
          </table:table-cell>
          <table:table-cell table:formula="of:=INDEX([$pool.$B$1:.$B$100]; RANDBETWEEN(2; 6); 1; 1)" office:value-type="string" office:string-value="medium" calcext:value-type="string">
            <text:p>medium</text:p>
          </table:table-cell>
          <table:table-cell table:formula="of:=RANDBETWEEN(60; 1200)*1000" office:value-type="float" office:value="1191000" calcext:value-type="float">
            <text:p>1191000</text:p>
          </table:table-cell>
        </table:table-row>
        <table:table-row table:style-name="ro1">
          <table:table-cell table:formula="of:=INDEX([$pool.$A$1:$pool.$A$100]; RANDBETWEEN(2; 20); 1; 1)" office:value-type="string" office:string-value="Epsilon Eridani" calcext:value-type="string">
            <text:p>Epsilon Eridani</text:p>
          </table:table-cell>
          <table:table-cell table:formula="of:=ROMAN(RANDBETWEEN(1; 16))" office:value-type="string" office:string-value="IX" calcext:value-type="string">
            <text:p>IX</text:p>
          </table:table-cell>
          <table:table-cell table:formula="of:=INDEX([$pool.$B$1:.$B$100]; RANDBETWEEN(2; 6); 1; 1)" office:value-type="string" office:string-value="extra large" calcext:value-type="string">
            <text:p>extra large</text:p>
          </table:table-cell>
          <table:table-cell table:formula="of:=RANDBETWEEN(60; 1200)*1000" office:value-type="float" office:value="487000" calcext:value-type="float">
            <text:p>487000</text:p>
          </table:table-cell>
        </table:table-row>
        <table:table-row table:style-name="ro1">
          <table:table-cell table:formula="of:=INDEX([$pool.$A$1:$pool.$A$100]; RANDBETWEEN(2; 20); 1; 1)" office:value-type="string" office:string-value="Lacaille 9352" calcext:value-type="string">
            <text:p>Lacaille 9352</text:p>
          </table:table-cell>
          <table:table-cell table:formula="of:=ROMAN(RANDBETWEEN(1; 16))" office:value-type="string" office:string-value="VII" calcext:value-type="string">
            <text:p>VII</text:p>
          </table:table-cell>
          <table:table-cell table:formula="of:=INDEX([$pool.$B$1:.$B$100]; RANDBETWEEN(2; 6); 1; 1)" office:value-type="string" office:string-value="extra small" calcext:value-type="string">
            <text:p>extra small</text:p>
          </table:table-cell>
          <table:table-cell table:formula="of:=RANDBETWEEN(60; 1200)*1000" office:value-type="float" office:value="1178000" calcext:value-type="float">
            <text:p>1178000</text:p>
          </table:table-cell>
        </table:table-row>
        <table:table-row table:style-name="ro1">
          <table:table-cell table:formula="of:=INDEX([$pool.$A$1:$pool.$A$100]; RANDBETWEEN(2; 20); 1; 1)" office:value-type="string" office:string-value="EZ Aquarii" calcext:value-type="string">
            <text:p>EZ Aquarii</text:p>
          </table:table-cell>
          <table:table-cell table:formula="of:=ROMAN(RANDBETWEEN(1; 16))" office:value-type="string" office:string-value="VI" calcext:value-type="string">
            <text:p>VI</text:p>
          </table:table-cell>
          <table:table-cell table:formula="of:=INDEX([$pool.$B$1:.$B$100]; RANDBETWEEN(2; 6); 1; 1)" office:value-type="string" office:string-value="extra small" calcext:value-type="string">
            <text:p>extra small</text:p>
          </table:table-cell>
          <table:table-cell table:formula="of:=RANDBETWEEN(60; 1200)*1000" office:value-type="float" office:value="737000" calcext:value-type="float">
            <text:p>737000</text:p>
          </table:table-cell>
        </table:table-row>
        <table:table-row table:style-name="ro1">
          <table:table-cell table:formula="of:=INDEX([$pool.$A$1:$pool.$A$100]; RANDBETWEEN(2; 20); 1; 1)" office:value-type="string" office:string-value="Groombridge" calcext:value-type="string">
            <text:p>Groombridge</text:p>
          </table:table-cell>
          <table:table-cell table:formula="of:=ROMAN(RANDBETWEEN(1; 16))" office:value-type="string" office:string-value="VIII" calcext:value-type="string">
            <text:p>VIII</text:p>
          </table:table-cell>
          <table:table-cell table:formula="of:=INDEX([$pool.$B$1:.$B$100]; RANDBETWEEN(2; 6); 1; 1)" office:value-type="string" office:string-value="medium" calcext:value-type="string">
            <text:p>medium</text:p>
          </table:table-cell>
          <table:table-cell table:formula="of:=RANDBETWEEN(60; 1200)*1000" office:value-type="float" office:value="1087000" calcext:value-type="float">
            <text:p>1087000</text:p>
          </table:table-cell>
        </table:table-row>
        <table:table-row table:style-name="ro1">
          <table:table-cell table:formula="of:=INDEX([$pool.$A$1:$pool.$A$100]; RANDBETWEEN(2; 20); 1; 1)" office:value-type="string" office:string-value="Ross 248" calcext:value-type="string">
            <text:p>Ross 248</text:p>
          </table:table-cell>
          <table:table-cell table:formula="of:=ROMAN(RANDBETWEEN(1; 16))" office:value-type="string" office:string-value="IV" calcext:value-type="string">
            <text:p>IV</text:p>
          </table:table-cell>
          <table:table-cell table:formula="of:=INDEX([$pool.$B$1:.$B$100]; RANDBETWEEN(2; 6); 1; 1)" office:value-type="string" office:string-value="large" calcext:value-type="string">
            <text:p>large</text:p>
          </table:table-cell>
          <table:table-cell table:formula="of:=RANDBETWEEN(60; 1200)*1000" office:value-type="float" office:value="700000" calcext:value-type="float">
            <text:p>700000</text:p>
          </table:table-cell>
        </table:table-row>
        <table:table-row table:style-name="ro1">
          <table:table-cell table:formula="of:=INDEX([$pool.$A$1:$pool.$A$100]; RANDBETWEEN(2; 20); 1; 1)" office:value-type="string" office:string-value="EZ Aquarii" calcext:value-type="string">
            <text:p>EZ Aquarii</text:p>
          </table:table-cell>
          <table:table-cell table:formula="of:=ROMAN(RANDBETWEEN(1; 16))" office:value-type="string" office:string-value="IV" calcext:value-type="string">
            <text:p>IV</text:p>
          </table:table-cell>
          <table:table-cell table:formula="of:=INDEX([$pool.$B$1:.$B$100]; RANDBETWEEN(2; 6); 1; 1)" office:value-type="string" office:string-value="extra small" calcext:value-type="string">
            <text:p>extra small</text:p>
          </table:table-cell>
          <table:table-cell table:formula="of:=RANDBETWEEN(60; 1200)*1000" office:value-type="float" office:value="264000" calcext:value-type="float">
            <text:p>264000</text:p>
          </table:table-cell>
        </table:table-row>
        <table:table-row table:style-name="ro1">
          <table:table-cell table:formula="of:=INDEX([$pool.$A$1:$pool.$A$100]; RANDBETWEEN(2; 20); 1; 1)" office:value-type="string" office:string-value="Lacaille 9352" calcext:value-type="string">
            <text:p>Lacaille 9352</text:p>
          </table:table-cell>
          <table:table-cell table:formula="of:=ROMAN(RANDBETWEEN(1; 16))" office:value-type="string" office:string-value="III" calcext:value-type="string">
            <text:p>III</text:p>
          </table:table-cell>
          <table:table-cell table:formula="of:=INDEX([$pool.$B$1:.$B$100]; RANDBETWEEN(2; 6); 1; 1)" office:value-type="string" office:string-value="extra large" calcext:value-type="string">
            <text:p>extra large</text:p>
          </table:table-cell>
          <table:table-cell table:formula="of:=RANDBETWEEN(60; 1200)*1000" office:value-type="float" office:value="609000" calcext:value-type="float">
            <text:p>609000</text:p>
          </table:table-cell>
        </table:table-row>
        <table:table-row table:style-name="ro1">
          <table:table-cell table:formula="of:=INDEX([$pool.$A$1:$pool.$A$100]; RANDBETWEEN(2; 20); 1; 1)" office:value-type="string" office:string-value="Ross 128" calcext:value-type="string">
            <text:p>Ross 128</text:p>
          </table:table-cell>
          <table:table-cell table:formula="of:=ROMAN(RANDBETWEEN(1; 16))" office:value-type="string" office:string-value="X" calcext:value-type="string">
            <text:p>X</text:p>
          </table:table-cell>
          <table:table-cell table:formula="of:=INDEX([$pool.$B$1:.$B$100]; RANDBETWEEN(2; 6); 1; 1)" office:value-type="string" office:string-value="extra small" calcext:value-type="string">
            <text:p>extra small</text:p>
          </table:table-cell>
          <table:table-cell table:formula="of:=RANDBETWEEN(60; 1200)*1000" office:value-type="float" office:value="479000" calcext:value-type="float">
            <text:p>479000</text:p>
          </table:table-cell>
        </table:table-row>
        <table:table-row table:style-name="ro1">
          <table:table-cell table:formula="of:=INDEX([$pool.$A$1:$pool.$A$100]; RANDBETWEEN(2; 20); 1; 1)" office:value-type="string" office:string-value="Lacaille 9352" calcext:value-type="string">
            <text:p>Lacaille 9352</text:p>
          </table:table-cell>
          <table:table-cell table:formula="of:=ROMAN(RANDBETWEEN(1; 16))" office:value-type="string" office:string-value="IX" calcext:value-type="string">
            <text:p>IX</text:p>
          </table:table-cell>
          <table:table-cell table:formula="of:=INDEX([$pool.$B$1:.$B$100]; RANDBETWEEN(2; 6); 1; 1)" office:value-type="string" office:string-value="medium" calcext:value-type="string">
            <text:p>medium</text:p>
          </table:table-cell>
          <table:table-cell table:formula="of:=RANDBETWEEN(60; 1200)*1000" office:value-type="float" office:value="1045000" calcext:value-type="float">
            <text:p>1045000</text:p>
          </table:table-cell>
        </table:table-row>
        <table:table-row table:style-name="ro1">
          <table:table-cell table:formula="of:=INDEX([$pool.$A$1:$pool.$A$100]; RANDBETWEEN(2; 20); 1; 1)" office:value-type="string" office:string-value="Ross 248" calcext:value-type="string">
            <text:p>Ross 248</text:p>
          </table:table-cell>
          <table:table-cell table:formula="of:=ROMAN(RANDBETWEEN(1; 16))" office:value-type="string" office:string-value="X" calcext:value-type="string">
            <text:p>X</text:p>
          </table:table-cell>
          <table:table-cell table:formula="of:=INDEX([$pool.$B$1:.$B$100]; RANDBETWEEN(2; 6); 1; 1)" office:value-type="string" office:string-value="extra large" calcext:value-type="string">
            <text:p>extra large</text:p>
          </table:table-cell>
          <table:table-cell table:formula="of:=RANDBETWEEN(60; 1200)*1000" office:value-type="float" office:value="180000" calcext:value-type="float">
            <text:p>180000</text:p>
          </table:table-cell>
        </table:table-row>
        <table:table-row table:style-name="ro1">
          <table:table-cell table:formula="of:=INDEX([$pool.$A$1:$pool.$A$100]; RANDBETWEEN(2; 20); 1; 1)" office:value-type="string" office:string-value="Sirius A" calcext:value-type="string">
            <text:p>Sirius A</text:p>
          </table:table-cell>
          <table:table-cell table:formula="of:=ROMAN(RANDBETWEEN(1; 16))" office:value-type="string" office:string-value="XV" calcext:value-type="string">
            <text:p>XV</text:p>
          </table:table-cell>
          <table:table-cell table:formula="of:=INDEX([$pool.$B$1:.$B$100]; RANDBETWEEN(2; 6); 1; 1)" office:value-type="string" office:string-value="extra small" calcext:value-type="string">
            <text:p>extra small</text:p>
          </table:table-cell>
          <table:table-cell table:formula="of:=RANDBETWEEN(60; 1200)*1000" office:value-type="float" office:value="987000" calcext:value-type="float">
            <text:p>987000</text:p>
          </table:table-cell>
        </table:table-row>
        <table:table-row table:style-name="ro1">
          <table:table-cell table:formula="of:=INDEX([$pool.$A$1:$pool.$A$100]; RANDBETWEEN(2; 20); 1; 1)" office:value-type="string" office:string-value="Sirius B" calcext:value-type="string">
            <text:p>Sirius B</text:p>
          </table:table-cell>
          <table:table-cell table:formula="of:=ROMAN(RANDBETWEEN(1; 16))" office:value-type="string" office:string-value="V" calcext:value-type="string">
            <text:p>V</text:p>
          </table:table-cell>
          <table:table-cell table:formula="of:=INDEX([$pool.$B$1:.$B$100]; RANDBETWEEN(2; 6); 1; 1)" office:value-type="string" office:string-value="extra small" calcext:value-type="string">
            <text:p>extra small</text:p>
          </table:table-cell>
          <table:table-cell table:formula="of:=RANDBETWEEN(60; 1200)*1000" office:value-type="float" office:value="386000" calcext:value-type="float">
            <text:p>386000</text:p>
          </table:table-cell>
        </table:table-row>
        <table:table-row table:style-name="ro1">
          <table:table-cell table:formula="of:=INDEX([$pool.$A$1:$pool.$A$100]; RANDBETWEEN(2; 20); 1; 1)" office:value-type="string" office:string-value="Groombridge" calcext:value-type="string">
            <text:p>Groombridge</text:p>
          </table:table-cell>
          <table:table-cell table:formula="of:=ROMAN(RANDBETWEEN(1; 16))" office:value-type="string" office:string-value="IX" calcext:value-type="string">
            <text:p>IX</text:p>
          </table:table-cell>
          <table:table-cell table:formula="of:=INDEX([$pool.$B$1:.$B$100]; RANDBETWEEN(2; 6); 1; 1)" office:value-type="string" office:string-value="small" calcext:value-type="string">
            <text:p>small</text:p>
          </table:table-cell>
          <table:table-cell table:formula="of:=RANDBETWEEN(60; 1200)*1000" office:value-type="float" office:value="304000" calcext:value-type="float">
            <text:p>304000</text:p>
          </table:table-cell>
        </table:table-row>
        <table:table-row table:style-name="ro1">
          <table:table-cell table:formula="of:=INDEX([$pool.$A$1:$pool.$A$100]; RANDBETWEEN(2; 20); 1; 1)" office:value-type="string" office:string-value="Ross 128" calcext:value-type="string">
            <text:p>Ross 128</text:p>
          </table:table-cell>
          <table:table-cell table:formula="of:=ROMAN(RANDBETWEEN(1; 16))" office:value-type="string" office:string-value="IV" calcext:value-type="string">
            <text:p>IV</text:p>
          </table:table-cell>
          <table:table-cell table:formula="of:=INDEX([$pool.$B$1:.$B$100]; RANDBETWEEN(2; 6); 1; 1)" office:value-type="string" office:string-value="small" calcext:value-type="string">
            <text:p>small</text:p>
          </table:table-cell>
          <table:table-cell table:formula="of:=RANDBETWEEN(60; 1200)*1000" office:value-type="float" office:value="695000" calcext:value-type="float">
            <text:p>695000</text:p>
          </table:table-cell>
        </table:table-row>
        <table:table-row table:style-name="ro1">
          <table:table-cell table:formula="of:=INDEX([$pool.$A$1:$pool.$A$100]; RANDBETWEEN(2; 20); 1; 1)" office:value-type="string" office:string-value="Alpha Centauri" calcext:value-type="string">
            <text:p>Alpha Centauri</text:p>
          </table:table-cell>
          <table:table-cell table:formula="of:=ROMAN(RANDBETWEEN(1; 16))" office:value-type="string" office:string-value="VII" calcext:value-type="string">
            <text:p>VII</text:p>
          </table:table-cell>
          <table:table-cell table:formula="of:=INDEX([$pool.$B$1:.$B$100]; RANDBETWEEN(2; 6); 1; 1)" office:value-type="string" office:string-value="extra small" calcext:value-type="string">
            <text:p>extra small</text:p>
          </table:table-cell>
          <table:table-cell table:formula="of:=RANDBETWEEN(60; 1200)*1000" office:value-type="float" office:value="604000" calcext:value-type="float">
            <text:p>604000</text:p>
          </table:table-cell>
        </table:table-row>
        <table:table-row table:style-name="ro1">
          <table:table-cell table:formula="of:=INDEX([$pool.$A$1:$pool.$A$100]; RANDBETWEEN(2; 20); 1; 1)" office:value-type="string" office:string-value="Groombridge" calcext:value-type="string">
            <text:p>Groombridge</text:p>
          </table:table-cell>
          <table:table-cell table:formula="of:=ROMAN(RANDBETWEEN(1; 16))" office:value-type="string" office:string-value="VII" calcext:value-type="string">
            <text:p>VII</text:p>
          </table:table-cell>
          <table:table-cell table:formula="of:=INDEX([$pool.$B$1:.$B$100]; RANDBETWEEN(2; 6); 1; 1)" office:value-type="string" office:string-value="small" calcext:value-type="string">
            <text:p>small</text:p>
          </table:table-cell>
          <table:table-cell table:formula="of:=RANDBETWEEN(60; 1200)*1000" office:value-type="float" office:value="598000" calcext:value-type="float">
            <text:p>598000</text:p>
          </table:table-cell>
        </table:table-row>
        <table:table-row table:style-name="ro1">
          <table:table-cell table:formula="of:=INDEX([$pool.$A$1:$pool.$A$100]; RANDBETWEEN(2; 20); 1; 1)" office:value-type="string" office:string-value="Groombridge" calcext:value-type="string">
            <text:p>Groombridge</text:p>
          </table:table-cell>
          <table:table-cell table:formula="of:=ROMAN(RANDBETWEEN(1; 16))" office:value-type="string" office:string-value="XI" calcext:value-type="string">
            <text:p>XI</text:p>
          </table:table-cell>
          <table:table-cell table:formula="of:=INDEX([$pool.$B$1:.$B$100]; RANDBETWEEN(2; 6); 1; 1)" office:value-type="string" office:string-value="small" calcext:value-type="string">
            <text:p>small</text:p>
          </table:table-cell>
          <table:table-cell table:formula="of:=RANDBETWEEN(60; 1200)*1000" office:value-type="float" office:value="667000" calcext:value-type="float">
            <text:p>667000</text:p>
          </table:table-cell>
        </table:table-row>
        <table:table-row table:style-name="ro1">
          <table:table-cell table:formula="of:=INDEX([$pool.$A$1:$pool.$A$100]; RANDBETWEEN(2; 20); 1; 1)" office:value-type="string" office:string-value="Procyon" calcext:value-type="string">
            <text:p>Procyon</text:p>
          </table:table-cell>
          <table:table-cell table:formula="of:=ROMAN(RANDBETWEEN(1; 16))" office:value-type="string" office:string-value="IV" calcext:value-type="string">
            <text:p>IV</text:p>
          </table:table-cell>
          <table:table-cell table:formula="of:=INDEX([$pool.$B$1:.$B$100]; RANDBETWEEN(2; 6); 1; 1)" office:value-type="string" office:string-value="medium" calcext:value-type="string">
            <text:p>medium</text:p>
          </table:table-cell>
          <table:table-cell table:formula="of:=RANDBETWEEN(60; 1200)*1000" office:value-type="float" office:value="354000" calcext:value-type="float">
            <text:p>354000</text:p>
          </table:table-cell>
        </table:table-row>
        <table:table-row table:style-name="ro1">
          <table:table-cell table:formula="of:=INDEX([$pool.$A$1:$pool.$A$100]; RANDBETWEEN(2; 20); 1; 1)" office:value-type="string" office:string-value="Epsilon Eridani" calcext:value-type="string">
            <text:p>Epsilon Eridani</text:p>
          </table:table-cell>
          <table:table-cell table:formula="of:=ROMAN(RANDBETWEEN(1; 16))" office:value-type="string" office:string-value="VI" calcext:value-type="string">
            <text:p>VI</text:p>
          </table:table-cell>
          <table:table-cell table:formula="of:=INDEX([$pool.$B$1:.$B$100]; RANDBETWEEN(2; 6); 1; 1)" office:value-type="string" office:string-value="small" calcext:value-type="string">
            <text:p>small</text:p>
          </table:table-cell>
          <table:table-cell table:formula="of:=RANDBETWEEN(60; 1200)*1000" office:value-type="float" office:value="1115000" calcext:value-type="float">
            <text:p>1115000</text:p>
          </table:table-cell>
        </table:table-row>
        <table:table-row table:style-name="ro1">
          <table:table-cell table:formula="of:=INDEX([$pool.$A$1:$pool.$A$100]; RANDBETWEEN(2; 20); 1; 1)" office:value-type="string" office:string-value="Barnard" calcext:value-type="string">
            <text:p>Barnard</text:p>
          </table:table-cell>
          <table:table-cell table:formula="of:=ROMAN(RANDBETWEEN(1; 16))" office:value-type="string" office:string-value="VI" calcext:value-type="string">
            <text:p>VI</text:p>
          </table:table-cell>
          <table:table-cell table:formula="of:=INDEX([$pool.$B$1:.$B$100]; RANDBETWEEN(2; 6); 1; 1)" office:value-type="string" office:string-value="small" calcext:value-type="string">
            <text:p>small</text:p>
          </table:table-cell>
          <table:table-cell table:formula="of:=RANDBETWEEN(60; 1200)*1000" office:value-type="float" office:value="77000" calcext:value-type="float">
            <text:p>77000</text:p>
          </table:table-cell>
        </table:table-row>
        <table:table-row table:style-name="ro1">
          <table:table-cell table:formula="of:=INDEX([$pool.$A$1:$pool.$A$100]; RANDBETWEEN(2; 20); 1; 1)" office:value-type="string" office:string-value="Kruger" calcext:value-type="string">
            <text:p>Kruger</text:p>
          </table:table-cell>
          <table:table-cell table:formula="of:=ROMAN(RANDBETWEEN(1; 16))" office:value-type="string" office:string-value="I" calcext:value-type="string">
            <text:p>I</text:p>
          </table:table-cell>
          <table:table-cell table:formula="of:=INDEX([$pool.$B$1:.$B$100]; RANDBETWEEN(2; 6); 1; 1)" office:value-type="string" office:string-value="extra small" calcext:value-type="string">
            <text:p>extra small</text:p>
          </table:table-cell>
          <table:table-cell table:formula="of:=RANDBETWEEN(60; 1200)*1000" office:value-type="float" office:value="639000" calcext:value-type="float">
            <text:p>639000</text:p>
          </table:table-cell>
        </table:table-row>
        <table:table-row table:style-name="ro1">
          <table:table-cell table:formula="of:=INDEX([$pool.$A$1:$pool.$A$100]; RANDBETWEEN(2; 20); 1; 1)" office:value-type="string" office:string-value="Alpha Centauri" calcext:value-type="string">
            <text:p>Alpha Centauri</text:p>
          </table:table-cell>
          <table:table-cell table:formula="of:=ROMAN(RANDBETWEEN(1; 16))" office:value-type="string" office:string-value="VII" calcext:value-type="string">
            <text:p>VII</text:p>
          </table:table-cell>
          <table:table-cell table:formula="of:=INDEX([$pool.$B$1:.$B$100]; RANDBETWEEN(2; 6); 1; 1)" office:value-type="string" office:string-value="extra large" calcext:value-type="string">
            <text:p>extra large</text:p>
          </table:table-cell>
          <table:table-cell table:formula="of:=RANDBETWEEN(60; 1200)*1000" office:value-type="float" office:value="724000" calcext:value-type="float">
            <text:p>724000</text:p>
          </table:table-cell>
        </table:table-row>
        <table:table-row table:style-name="ro1">
          <table:table-cell table:formula="of:=INDEX([$pool.$A$1:$pool.$A$100]; RANDBETWEEN(2; 20); 1; 1)" office:value-type="string" office:string-value="61 Cygni" calcext:value-type="string">
            <text:p>61 Cygni</text:p>
          </table:table-cell>
          <table:table-cell table:formula="of:=ROMAN(RANDBETWEEN(1; 16))" office:value-type="string" office:string-value="VI" calcext:value-type="string">
            <text:p>VI</text:p>
          </table:table-cell>
          <table:table-cell table:formula="of:=INDEX([$pool.$B$1:.$B$100]; RANDBETWEEN(2; 6); 1; 1)" office:value-type="string" office:string-value="large" calcext:value-type="string">
            <text:p>large</text:p>
          </table:table-cell>
          <table:table-cell table:formula="of:=RANDBETWEEN(60; 1200)*1000" office:value-type="float" office:value="1047000" calcext:value-type="float">
            <text:p>1047000</text:p>
          </table:table-cell>
        </table:table-row>
        <table:table-row table:style-name="ro1">
          <table:table-cell table:formula="of:=INDEX([$pool.$A$1:$pool.$A$100]; RANDBETWEEN(2; 20); 1; 1)" office:value-type="string" office:string-value="Barnard" calcext:value-type="string">
            <text:p>Barnard</text:p>
          </table:table-cell>
          <table:table-cell table:formula="of:=ROMAN(RANDBETWEEN(1; 16))" office:value-type="string" office:string-value="II" calcext:value-type="string">
            <text:p>II</text:p>
          </table:table-cell>
          <table:table-cell table:formula="of:=INDEX([$pool.$B$1:.$B$100]; RANDBETWEEN(2; 6); 1; 1)" office:value-type="string" office:string-value="small" calcext:value-type="string">
            <text:p>small</text:p>
          </table:table-cell>
          <table:table-cell table:formula="of:=RANDBETWEEN(60; 1200)*1000" office:value-type="float" office:value="955000" calcext:value-type="float">
            <text:p>955000</text:p>
          </table:table-cell>
        </table:table-row>
        <table:table-row table:style-name="ro1">
          <table:table-cell table:formula="of:=INDEX([$pool.$A$1:$pool.$A$100]; RANDBETWEEN(2; 20); 1; 1)" office:value-type="string" office:string-value="Ross 128" calcext:value-type="string">
            <text:p>Ross 128</text:p>
          </table:table-cell>
          <table:table-cell table:formula="of:=ROMAN(RANDBETWEEN(1; 16))" office:value-type="string" office:string-value="IV" calcext:value-type="string">
            <text:p>IV</text:p>
          </table:table-cell>
          <table:table-cell table:formula="of:=INDEX([$pool.$B$1:.$B$100]; RANDBETWEEN(2; 6); 1; 1)" office:value-type="string" office:string-value="medium" calcext:value-type="string">
            <text:p>medium</text:p>
          </table:table-cell>
          <table:table-cell table:formula="of:=RANDBETWEEN(60; 1200)*1000" office:value-type="float" office:value="997000" calcext:value-type="float">
            <text:p>997000</text:p>
          </table:table-cell>
        </table:table-row>
        <table:table-row table:style-name="ro1">
          <table:table-cell table:formula="of:=INDEX([$pool.$A$1:$pool.$A$100]; RANDBETWEEN(2; 20); 1; 1)" office:value-type="string" office:string-value="Lalande" calcext:value-type="string">
            <text:p>Lalande</text:p>
          </table:table-cell>
          <table:table-cell table:formula="of:=ROMAN(RANDBETWEEN(1; 16))" office:value-type="string" office:string-value="VII" calcext:value-type="string">
            <text:p>VII</text:p>
          </table:table-cell>
          <table:table-cell table:formula="of:=INDEX([$pool.$B$1:.$B$100]; RANDBETWEEN(2; 6); 1; 1)" office:value-type="string" office:string-value="medium" calcext:value-type="string">
            <text:p>medium</text:p>
          </table:table-cell>
          <table:table-cell table:formula="of:=RANDBETWEEN(60; 1200)*1000" office:value-type="float" office:value="425000" calcext:value-type="float">
            <text:p>425000</text:p>
          </table:table-cell>
        </table:table-row>
        <table:table-row table:style-name="ro1">
          <table:table-cell table:formula="of:=INDEX([$pool.$A$1:$pool.$A$100]; RANDBETWEEN(2; 20); 1; 1)" office:value-type="string" office:string-value="Procyon" calcext:value-type="string">
            <text:p>Procyon</text:p>
          </table:table-cell>
          <table:table-cell table:formula="of:=ROMAN(RANDBETWEEN(1; 16))" office:value-type="string" office:string-value="I" calcext:value-type="string">
            <text:p>I</text:p>
          </table:table-cell>
          <table:table-cell table:formula="of:=INDEX([$pool.$B$1:.$B$100]; RANDBETWEEN(2; 6); 1; 1)" office:value-type="string" office:string-value="medium" calcext:value-type="string">
            <text:p>medium</text:p>
          </table:table-cell>
          <table:table-cell table:formula="of:=RANDBETWEEN(60; 1200)*1000" office:value-type="float" office:value="1055000" calcext:value-type="float">
            <text:p>1055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oo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Alpha Centauri</text:p>
          </table:table-cell>
          <table:table-cell office:value-type="string" calcext:value-type="string">
            <text:p>extra small</text:p>
          </table:table-cell>
        </table:table-row>
        <table:table-row table:style-name="ro1">
          <table:table-cell office:value-type="string" calcext:value-type="string">
            <text:p>Barnar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Laland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Sirius A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Sirius B</text:p>
          </table:table-cell>
          <table:table-cell office:value-type="string" calcext:value-type="string">
            <text:p>extra large</text:p>
          </table:table-cell>
        </table:table-row>
        <table:table-row table:style-name="ro1">
          <table:table-cell office:value-type="string" calcext:value-type="string">
            <text:p>Luyten</text:p>
          </table:table-cell>
          <table:table-cell/>
        </table:table-row>
        <table:table-row table:style-name="ro1">
          <table:table-cell office:value-type="string" calcext:value-type="string">
            <text:p>Ross 154</text:p>
          </table:table-cell>
          <table:table-cell/>
        </table:table-row>
        <table:table-row table:style-name="ro1">
          <table:table-cell office:value-type="string" calcext:value-type="string">
            <text:p>Ross 248</text:p>
          </table:table-cell>
          <table:table-cell/>
        </table:table-row>
        <table:table-row table:style-name="ro1">
          <table:table-cell office:value-type="string" calcext:value-type="string">
            <text:p>Epsilon Eridani</text:p>
          </table:table-cell>
          <table:table-cell/>
        </table:table-row>
        <table:table-row table:style-name="ro1">
          <table:table-cell office:value-type="string" calcext:value-type="string">
            <text:p>Lacaille 9352</text:p>
          </table:table-cell>
          <table:table-cell/>
        </table:table-row>
        <table:table-row table:style-name="ro1">
          <table:table-cell office:value-type="string" calcext:value-type="string">
            <text:p>Ross 128</text:p>
          </table:table-cell>
          <table:table-cell/>
        </table:table-row>
        <table:table-row table:style-name="ro1">
          <table:table-cell office:value-type="string" calcext:value-type="string">
            <text:p>EZ Aquarii</text:p>
          </table:table-cell>
          <table:table-cell/>
        </table:table-row>
        <table:table-row table:style-name="ro1">
          <table:table-cell office:value-type="string" calcext:value-type="string">
            <text:p>Procyon</text:p>
          </table:table-cell>
          <table:table-cell/>
        </table:table-row>
        <table:table-row table:style-name="ro1">
          <table:table-cell office:value-type="string" calcext:value-type="string">
            <text:p>61 Cygni</text:p>
          </table:table-cell>
          <table:table-cell/>
        </table:table-row>
        <table:table-row table:style-name="ro1">
          <table:table-cell office:value-type="string" calcext:value-type="string">
            <text:p>Struve 2398 A</text:p>
          </table:table-cell>
          <table:table-cell/>
        </table:table-row>
        <table:table-row table:style-name="ro1">
          <table:table-cell office:value-type="string" calcext:value-type="string">
            <text:p>Groombridge</text:p>
          </table:table-cell>
          <table:table-cell/>
        </table:table-row>
        <table:table-row table:style-name="ro1">
          <table:table-cell office:value-type="string" calcext:value-type="string">
            <text:p>Gliese</text:p>
          </table:table-cell>
          <table:table-cell/>
        </table:table-row>
        <table:table-row table:style-name="ro1">
          <table:table-cell office:value-type="string" calcext:value-type="string">
            <text:p>Tau Ceti</text:p>
          </table:table-cell>
          <table:table-cell/>
        </table:table-row>
        <table:table-row table:style-name="ro1">
          <table:table-cell office:value-type="string" calcext:value-type="string">
            <text:p>Kru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19:47:35.9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0T19:23:03.937000000</meta:creation-date>
    <dc:date>2020-05-10T20:01:24.399000000</dc:date>
    <meta:editing-duration>PT21M5S</meta:editing-duration>
    <meta:editing-cycles>5</meta:editing-cycles>
    <meta:generator>LibreOffice/6.3.5.2$Windows_X86_64 LibreOffice_project/dd0751754f11728f69b42ee2af66670068624673</meta:generator>
    <meta:document-statistic meta:table-count="2" meta:cell-count="426" meta:object-count="0"/>
  </office:meta>
</office:document-meta>
</file>